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89cm" svg:height="9.27cm" svg:x="13.639cm" svg:y="73.684cm">
            <draw:object draw:notify-on-update-of-ranges="Sheet1.A2:Sheet1.A176 Sheet1.D1:Sheet1.D1 Sheet1.D2:Sheet1.D17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cm" svg:height="9.257cm" svg:x="13.769cm" svg:y="0.507cm">
            <draw:object draw:notify-on-update-of-ranges="Sheet1.A2:Sheet1.A176 Sheet1.C1:Sheet1.C1 Sheet1.C2:Sheet1.C17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Force</text:p>
          </table:table-cell>
          <table:table-cell office:value-type="string">
            <text:p>Flux linkage</text:p>
          </table:table-cell>
          <table:table-cell office:value-type="string">
            <text:p>Δ Linkage</text:p>
          </table:table-cell>
          <table:table-cell/>
        </table:table-row>
        <table:table-row table:style-name="ro1">
          <table:table-cell table:formula="of:=-8.5+[.E2]" office:value-type="float" office:value="-8.4">
            <text:p>-8,4</text:p>
          </table:table-cell>
          <table:table-cell office:value-type="float" office:value="17.8786042646625">
            <text:p>17,8786042647</text:p>
          </table:table-cell>
          <table:table-cell office:value-type="float" office:value="0.00675695534072964">
            <text:p>0,0067569553</text:p>
          </table:table-cell>
          <table:table-cell table:formula="of:=[.C3]-[.C2]" office:value-type="float" office:value="0.0000343070504942207">
            <text:p>3,43070504942207E-005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-8.5+[.E3]" office:value-type="float" office:value="-8.3">
            <text:p>-8,3</text:p>
          </table:table-cell>
          <table:table-cell office:value-type="float" office:value="16.5528536041445">
            <text:p>16,5528536041</text:p>
          </table:table-cell>
          <table:table-cell office:value-type="float" office:value="0.00679126239122386">
            <text:p>0,0067912624</text:p>
          </table:table-cell>
          <table:table-cell table:formula="of:=[.C4]-[.C3]" office:value-type="float" office:value="0.0000324377898217295">
            <text:p>3,24377898217295E-005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-8.5+[.E4]" office:value-type="float" office:value="-8.2">
            <text:p>-8,2</text:p>
          </table:table-cell>
          <table:table-cell office:value-type="float" office:value="15.3236952382805">
            <text:p>15,3236952383</text:p>
          </table:table-cell>
          <table:table-cell office:value-type="float" office:value="0.00682370018104559">
            <text:p>0,0068237002</text:p>
          </table:table-cell>
          <table:table-cell table:formula="of:=[.C5]-[.C4]" office:value-type="float" office:value="0.0000395836947097898">
            <text:p>3,95836947097898E-005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formula="of:=-8.5+[.E5]" office:value-type="float" office:value="-8.1">
            <text:p>-8,1</text:p>
          </table:table-cell>
          <table:table-cell office:value-type="float" office:value="14.2323231769549">
            <text:p>14,232323177</text:p>
          </table:table-cell>
          <table:table-cell office:value-type="float" office:value="0.00686328387575538">
            <text:p>0,0068632839</text:p>
          </table:table-cell>
          <table:table-cell table:formula="of:=[.C6]-[.C5]" office:value-type="float" office:value="0.0000495345018765303">
            <text:p>4,95345018765303E-005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table:formula="of:=-8.5+[.E6]" office:value-type="float" office:value="-8">
            <text:p>-8</text:p>
          </table:table-cell>
          <table:table-cell office:value-type="float" office:value="13.3322291561168">
            <text:p>13,3322291561</text:p>
          </table:table-cell>
          <table:table-cell office:value-type="float" office:value="0.00691281837763191">
            <text:p>0,0069128184</text:p>
          </table:table-cell>
          <table:table-cell table:formula="of:=[.C7]-[.C6]" office:value-type="float" office:value="0.0000477640242706103">
            <text:p>0,0000477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table:formula="of:=-8.5+[.E7]" office:value-type="float" office:value="-7.9">
            <text:p>-7,9</text:p>
          </table:table-cell>
          <table:table-cell office:value-type="float" office:value="12.6437992110608">
            <text:p>12,6437992111</text:p>
          </table:table-cell>
          <table:table-cell office:value-type="float" office:value="0.00696058240190252">
            <text:p>0,0069605824</text:p>
          </table:table-cell>
          <table:table-cell table:formula="of:=[.C8]-[.C7]" office:value-type="float" office:value="0.0000713289118091601">
            <text:p>7,13289118091601E-005</text:p>
          </table:table-cell>
          <table:table-cell office:value-type="float" office:value="0.6">
            <text:p>0,6</text:p>
          </table:table-cell>
        </table:table-row>
        <table:table-row table:style-name="ro1">
          <table:table-cell table:formula="of:=-8.5+[.E8]" office:value-type="float" office:value="-7.8">
            <text:p>-7,8</text:p>
          </table:table-cell>
          <table:table-cell office:value-type="float" office:value="11.843046316219">
            <text:p>11,8430463162</text:p>
          </table:table-cell>
          <table:table-cell office:value-type="float" office:value="0.00703191131371168">
            <text:p>0,0070319113</text:p>
          </table:table-cell>
          <table:table-cell table:formula="of:=[.C9]-[.C8]" office:value-type="float" office:value="0.0000683835063373201">
            <text:p>6,83835063373201E-005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table:formula="of:=-8.5+[.E9]" office:value-type="float" office:value="-7.7">
            <text:p>-7,7</text:p>
          </table:table-cell>
          <table:table-cell office:value-type="float" office:value="11.2672266055403">
            <text:p>11,2672266055</text:p>
          </table:table-cell>
          <table:table-cell office:value-type="float" office:value="0.007100294820049">
            <text:p>0,0071002948</text:p>
          </table:table-cell>
          <table:table-cell table:formula="of:=[.C10]-[.C9]" office:value-type="float" office:value="0.0000853265011085593">
            <text:p>8,53265011085593E-005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table:formula="of:=-8.5+[.E10]" office:value-type="float" office:value="-7.6">
            <text:p>-7,6</text:p>
          </table:table-cell>
          <table:table-cell office:value-type="float" office:value="10.4961256535196">
            <text:p>10,4961256535</text:p>
          </table:table-cell>
          <table:table-cell office:value-type="float" office:value="0.00718562132115756">
            <text:p>0,0071856213</text:p>
          </table:table-cell>
          <table:table-cell table:formula="of:=[.C11]-[.C10]" office:value-type="float" office:value="0.0000770079533796205">
            <text:p>0,000077008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table:formula="of:=-8.5+[.E11]" office:value-type="float" office:value="-7.5">
            <text:p>-7,5</text:p>
          </table:table-cell>
          <table:table-cell office:value-type="float" office:value="10.1158463580034">
            <text:p>10,115846358</text:p>
          </table:table-cell>
          <table:table-cell office:value-type="float" office:value="0.00726262927453718">
            <text:p>0,0072626293</text:p>
          </table:table-cell>
          <table:table-cell table:formula="of:=[.C12]-[.C11]" office:value-type="float" office:value="0.0000972857980852896">
            <text:p>9,72857980852896E-00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-8.5+[.E12]" office:value-type="float" office:value="-7.4">
            <text:p>-7,4</text:p>
          </table:table-cell>
          <table:table-cell office:value-type="float" office:value="9.52095085691278">
            <text:p>9,5209508569</text:p>
          </table:table-cell>
          <table:table-cell office:value-type="float" office:value="0.00735991507262247">
            <text:p>0,0073599151</text:p>
          </table:table-cell>
          <table:table-cell table:formula="of:=[.C13]-[.C12]" office:value-type="float" office:value="0.00010823007812075">
            <text:p>0,0001082301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table:formula="of:=-8.5+[.E13]" office:value-type="float" office:value="-7.3">
            <text:p>-7,3</text:p>
          </table:table-cell>
          <table:table-cell office:value-type="float" office:value="9.2384096758711">
            <text:p>9,2384096759</text:p>
          </table:table-cell>
          <table:table-cell office:value-type="float" office:value="0.00746814515074322">
            <text:p>0,0074681452</text:p>
          </table:table-cell>
          <table:table-cell table:formula="of:=[.C14]-[.C13]" office:value-type="float" office:value="0.00010477265341352">
            <text:p>0,0001047727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table:formula="of:=-8.5+[.E14]" office:value-type="float" office:value="-7.2">
            <text:p>-7,2</text:p>
          </table:table-cell>
          <table:table-cell office:value-type="float" office:value="8.85625609259598">
            <text:p>8,8562560926</text:p>
          </table:table-cell>
          <table:table-cell office:value-type="float" office:value="0.00757291780415674">
            <text:p>0,0075729178</text:p>
          </table:table-cell>
          <table:table-cell table:formula="of:=[.C15]-[.C14]" office:value-type="float" office:value="0.00011556491884344">
            <text:p>0,0001155649</text:p>
          </table:table-cell>
          <table:table-cell office:value-type="float" office:value="1.3">
            <text:p>1,3</text:p>
          </table:table-cell>
        </table:table-row>
        <table:table-row table:style-name="ro1">
          <table:table-cell table:formula="of:=-8.5+[.E15]" office:value-type="float" office:value="-7.1">
            <text:p>-7,1</text:p>
          </table:table-cell>
          <table:table-cell office:value-type="float" office:value="8.39594717041909">
            <text:p>8,3959471704</text:p>
          </table:table-cell>
          <table:table-cell office:value-type="float" office:value="0.00768848272300018">
            <text:p>0,0076884827</text:p>
          </table:table-cell>
          <table:table-cell table:formula="of:=[.C16]-[.C15]" office:value-type="float" office:value="0.000151611291330371">
            <text:p>0,0001516113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table:formula="of:=-8.5+[.E16]" office:value-type="float" office:value="-7">
            <text:p>-7</text:p>
          </table:table-cell>
          <table:table-cell office:value-type="float" office:value="8.0802693773121">
            <text:p>8,0802693773</text:p>
          </table:table-cell>
          <table:table-cell office:value-type="float" office:value="0.00784009401433055">
            <text:p>0,007840094</text:p>
          </table:table-cell>
          <table:table-cell table:formula="of:=[.C17]-[.C16]" office:value-type="float" office:value="0.000144964646498829">
            <text:p>0,0001449646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table:formula="of:=-8.5+[.E17]" office:value-type="float" office:value="-6.9">
            <text:p>-6,9</text:p>
          </table:table-cell>
          <table:table-cell office:value-type="float" office:value="7.71929109800011">
            <text:p>7,719291098</text:p>
          </table:table-cell>
          <table:table-cell office:value-type="float" office:value="0.00798505866082938">
            <text:p>0,0079850587</text:p>
          </table:table-cell>
          <table:table-cell table:formula="of:=[.C18]-[.C17]" office:value-type="float" office:value="0.000159134289435399">
            <text:p>0,0001591343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table:formula="of:=-8.5+[.E18]" office:value-type="float" office:value="-6.8">
            <text:p>-6,8</text:p>
          </table:table-cell>
          <table:table-cell office:value-type="float" office:value="7.39682638839232">
            <text:p>7,3968263884</text:p>
          </table:table-cell>
          <table:table-cell office:value-type="float" office:value="0.00814419295026478">
            <text:p>0,008144193</text:p>
          </table:table-cell>
          <table:table-cell table:formula="of:=[.C19]-[.C18]" office:value-type="float" office:value="0.000166694194307591">
            <text:p>0,0001666942</text:p>
          </table:table-cell>
          <table:table-cell office:value-type="float" office:value="1.7">
            <text:p>1,7</text:p>
          </table:table-cell>
        </table:table-row>
        <table:table-row table:style-name="ro1">
          <table:table-cell table:formula="of:=-8.5+[.E19]" office:value-type="float" office:value="-6.7">
            <text:p>-6,7</text:p>
          </table:table-cell>
          <table:table-cell office:value-type="float" office:value="7.08608239698897">
            <text:p>7,086082397</text:p>
          </table:table-cell>
          <table:table-cell office:value-type="float" office:value="0.00831088714457237">
            <text:p>0,0083108871</text:p>
          </table:table-cell>
          <table:table-cell table:formula="of:=[.C20]-[.C19]" office:value-type="float" office:value="0.000170017560437439">
            <text:p>0,0001700176</text:p>
          </table:table-cell>
          <table:table-cell office:value-type="float" office:value="1.8">
            <text:p>1,8</text:p>
          </table:table-cell>
        </table:table-row>
        <table:table-row table:style-name="ro1">
          <table:table-cell table:formula="of:=-8.5+[.E20]" office:value-type="float" office:value="-6.6">
            <text:p>-6,6</text:p>
          </table:table-cell>
          <table:table-cell office:value-type="float" office:value="6.78277797861104">
            <text:p>6,7827779786</text:p>
          </table:table-cell>
          <table:table-cell office:value-type="float" office:value="0.00848090470500981">
            <text:p>0,0084809047</text:p>
          </table:table-cell>
          <table:table-cell table:formula="of:=[.C21]-[.C20]" office:value-type="float" office:value="0.000196935612543161">
            <text:p>0,0001969356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table:formula="of:=-8.5+[.E21]" office:value-type="float" office:value="-6.5">
            <text:p>-6,5</text:p>
          </table:table-cell>
          <table:table-cell office:value-type="float" office:value="6.5110817474331">
            <text:p>6,5110817474</text:p>
          </table:table-cell>
          <table:table-cell office:value-type="float" office:value="0.00867784031755297">
            <text:p>0,0086778403</text:p>
          </table:table-cell>
          <table:table-cell table:formula="of:=[.C22]-[.C21]" office:value-type="float" office:value="0.000232272752967059">
            <text:p>0,0002322728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-8.5+[.E22]" office:value-type="float" office:value="-6.4">
            <text:p>-6,4</text:p>
          </table:table-cell>
          <table:table-cell office:value-type="float" office:value="6.26136006089904">
            <text:p>6,2613600609</text:p>
          </table:table-cell>
          <table:table-cell office:value-type="float" office:value="0.00891011307052003">
            <text:p>0,0089101131</text:p>
          </table:table-cell>
          <table:table-cell table:formula="of:=[.C23]-[.C22]" office:value-type="float" office:value="0.000229111071863431">
            <text:p>0,0002291111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table:formula="of:=-8.5+[.E23]" office:value-type="float" office:value="-6.3">
            <text:p>-6,3</text:p>
          </table:table-cell>
          <table:table-cell office:value-type="float" office:value="6.01061675860493">
            <text:p>6,0106167586</text:p>
          </table:table-cell>
          <table:table-cell office:value-type="float" office:value="0.00913922414238346">
            <text:p>0,0091392241</text:p>
          </table:table-cell>
          <table:table-cell table:formula="of:=[.C24]-[.C23]" office:value-type="float" office:value="0.000257646348819">
            <text:p>0,0002576463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table:formula="of:=-8.5+[.E24]" office:value-type="float" office:value="-6.2">
            <text:p>-6,2</text:p>
          </table:table-cell>
          <table:table-cell office:value-type="float" office:value="5.7937982767121">
            <text:p>5,7937982767</text:p>
          </table:table-cell>
          <table:table-cell office:value-type="float" office:value="0.00939687049120246">
            <text:p>0,0093968705</text:p>
          </table:table-cell>
          <table:table-cell table:formula="of:=[.C25]-[.C24]" office:value-type="float" office:value="0.000224007441524799">
            <text:p>0,0002240074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table:formula="of:=-8.5+[.E25]" office:value-type="float" office:value="-6.1">
            <text:p>-6,1</text:p>
          </table:table-cell>
          <table:table-cell office:value-type="float" office:value="5.54722257703053">
            <text:p>5,547222577</text:p>
          </table:table-cell>
          <table:table-cell office:value-type="float" office:value="0.00962087793272726">
            <text:p>0,0096208779</text:p>
          </table:table-cell>
          <table:table-cell table:formula="of:=[.C26]-[.C25]" office:value-type="float" office:value="0.000311338259295491">
            <text:p>0,0003113383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table:formula="of:=-8.5+[.E26]" office:value-type="float" office:value="-6">
            <text:p>-6</text:p>
          </table:table-cell>
          <table:table-cell office:value-type="float" office:value="5.31357593562796">
            <text:p>5,3135759356</text:p>
          </table:table-cell>
          <table:table-cell office:value-type="float" office:value="0.00993221619202275">
            <text:p>0,0099322162</text:p>
          </table:table-cell>
          <table:table-cell table:formula="of:=[.C27]-[.C26]" office:value-type="float" office:value="0.000278552269200649">
            <text:p>0,0002785523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table:formula="of:=-8.5+[.E27]" office:value-type="float" office:value="-5.9">
            <text:p>-5,9</text:p>
          </table:table-cell>
          <table:table-cell office:value-type="float" office:value="5.13550065691528">
            <text:p>5,1355006569</text:p>
          </table:table-cell>
          <table:table-cell office:value-type="float" office:value="0.0102107684612234">
            <text:p>0,0102107685</text:p>
          </table:table-cell>
          <table:table-cell table:formula="of:=[.C28]-[.C27]" office:value-type="float" office:value="0.000298016417823">
            <text:p>0,0002980164</text:p>
          </table:table-cell>
          <table:table-cell office:value-type="float" office:value="2.6">
            <text:p>2,6</text:p>
          </table:table-cell>
        </table:table-row>
        <table:table-row table:style-name="ro1">
          <table:table-cell table:formula="of:=-8.5+[.E28]" office:value-type="float" office:value="-5.8">
            <text:p>-5,8</text:p>
          </table:table-cell>
          <table:table-cell office:value-type="float" office:value="4.95293202509138">
            <text:p>4,9529320251</text:p>
          </table:table-cell>
          <table:table-cell office:value-type="float" office:value="0.0105087848790464">
            <text:p>0,0105087849</text:p>
          </table:table-cell>
          <table:table-cell table:formula="of:=[.C29]-[.C28]" office:value-type="float" office:value="0.0003556845649833">
            <text:p>0,0003556846</text:p>
          </table:table-cell>
          <table:table-cell office:value-type="float" office:value="2.7">
            <text:p>2,7</text:p>
          </table:table-cell>
        </table:table-row>
        <table:table-row table:style-name="ro1">
          <table:table-cell table:formula="of:=-8.5+[.E29]" office:value-type="float" office:value="-5.7">
            <text:p>-5,7</text:p>
          </table:table-cell>
          <table:table-cell office:value-type="float" office:value="4.78612743083928">
            <text:p>4,7861274308</text:p>
          </table:table-cell>
          <table:table-cell office:value-type="float" office:value="0.0108644694440297">
            <text:p>0,0108644694</text:p>
          </table:table-cell>
          <table:table-cell table:formula="of:=[.C30]-[.C29]" office:value-type="float" office:value="0.0003537890081636">
            <text:p>0,000353789</text:p>
          </table:table-cell>
          <table:table-cell office:value-type="float" office:value="2.8">
            <text:p>2,8</text:p>
          </table:table-cell>
        </table:table-row>
        <table:table-row table:style-name="ro1">
          <table:table-cell table:formula="of:=-8.5+[.E30]" office:value-type="float" office:value="-5.6">
            <text:p>-5,6</text:p>
          </table:table-cell>
          <table:table-cell office:value-type="float" office:value="4.62758794943017">
            <text:p>4,6275879494</text:p>
          </table:table-cell>
          <table:table-cell office:value-type="float" office:value="0.0112182584521933">
            <text:p>0,0112182585</text:p>
          </table:table-cell>
          <table:table-cell table:formula="of:=[.C31]-[.C30]" office:value-type="float" office:value="0.0003526882188591">
            <text:p>0,0003526882</text:p>
          </table:table-cell>
          <table:table-cell office:value-type="float" office:value="2.9">
            <text:p>2,9</text:p>
          </table:table-cell>
        </table:table-row>
        <table:table-row table:style-name="ro1">
          <table:table-cell table:formula="of:=-8.5+[.E31]" office:value-type="float" office:value="-5.5">
            <text:p>-5,5</text:p>
          </table:table-cell>
          <table:table-cell office:value-type="float" office:value="4.44986839174644">
            <text:p>4,4498683917</text:p>
          </table:table-cell>
          <table:table-cell office:value-type="float" office:value="0.0115709466710524">
            <text:p>0,0115709467</text:p>
          </table:table-cell>
          <table:table-cell table:formula="of:=[.C32]-[.C31]" office:value-type="float" office:value="0.000434205837543999">
            <text:p>0,0004342058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-8.5+[.E32]" office:value-type="float" office:value="-5.4">
            <text:p>-5,4</text:p>
          </table:table-cell>
          <table:table-cell office:value-type="float" office:value="4.2724001668861">
            <text:p>4,2724001669</text:p>
          </table:table-cell>
          <table:table-cell office:value-type="float" office:value="0.0120051525085964">
            <text:p>0,0120051525</text:p>
          </table:table-cell>
          <table:table-cell table:formula="of:=[.C33]-[.C32]" office:value-type="float" office:value="0.000402176874957401">
            <text:p>0,0004021769</text:p>
          </table:table-cell>
          <table:table-cell office:value-type="float" office:value="3.1">
            <text:p>3,1</text:p>
          </table:table-cell>
        </table:table-row>
        <table:table-row table:style-name="ro1">
          <table:table-cell table:formula="of:=-8.5+[.E33]" office:value-type="float" office:value="-5.3">
            <text:p>-5,3</text:p>
          </table:table-cell>
          <table:table-cell office:value-type="float" office:value="4.127593511697">
            <text:p>4,1275935117</text:p>
          </table:table-cell>
          <table:table-cell office:value-type="float" office:value="0.0124073293835538">
            <text:p>0,0124073294</text:p>
          </table:table-cell>
          <table:table-cell table:formula="of:=[.C34]-[.C33]" office:value-type="float" office:value="0.000434827341452801">
            <text:p>0,0004348273</text:p>
          </table:table-cell>
          <table:table-cell office:value-type="float" office:value="3.2">
            <text:p>3,2</text:p>
          </table:table-cell>
        </table:table-row>
        <table:table-row table:style-name="ro1">
          <table:table-cell table:formula="of:=-8.5+[.E34]" office:value-type="float" office:value="-5.2">
            <text:p>-5,2</text:p>
          </table:table-cell>
          <table:table-cell office:value-type="float" office:value="3.98022251912783">
            <text:p>3,9802225191</text:p>
          </table:table-cell>
          <table:table-cell office:value-type="float" office:value="0.0128421567250066">
            <text:p>0,0128421567</text:p>
          </table:table-cell>
          <table:table-cell table:formula="of:=[.C35]-[.C34]" office:value-type="float" office:value="0.000460831011959">
            <text:p>0,000460831</text:p>
          </table:table-cell>
          <table:table-cell office:value-type="float" office:value="3.3">
            <text:p>3,3</text:p>
          </table:table-cell>
        </table:table-row>
        <table:table-row table:style-name="ro1">
          <table:table-cell table:formula="of:=-8.5+[.E35]" office:value-type="float" office:value="-5.1">
            <text:p>-5,1</text:p>
          </table:table-cell>
          <table:table-cell office:value-type="float" office:value="3.82462121973057">
            <text:p>3,8246212197</text:p>
          </table:table-cell>
          <table:table-cell office:value-type="float" office:value="0.0133029877369656">
            <text:p>0,0133029877</text:p>
          </table:table-cell>
          <table:table-cell table:formula="of:=[.C36]-[.C35]" office:value-type="float" office:value="0.000536591016741699">
            <text:p>0,000536591</text:p>
          </table:table-cell>
          <table:table-cell office:value-type="float" office:value="3.4">
            <text:p>3,4</text:p>
          </table:table-cell>
        </table:table-row>
        <table:table-row table:style-name="ro1">
          <table:table-cell table:formula="of:=-8.5+[.E36]" office:value-type="float" office:value="-5">
            <text:p>-5</text:p>
          </table:table-cell>
          <table:table-cell office:value-type="float" office:value="3.70285931039995">
            <text:p>3,7028593104</text:p>
          </table:table-cell>
          <table:table-cell office:value-type="float" office:value="0.0138395787537073">
            <text:p>0,0138395788</text:p>
          </table:table-cell>
          <table:table-cell table:formula="of:=[.C37]-[.C36]" office:value-type="float" office:value="0.000510726745614701">
            <text:p>0,0005107267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table:formula="of:=-8.5+[.E37]" office:value-type="float" office:value="-4.9">
            <text:p>-4,9</text:p>
          </table:table-cell>
          <table:table-cell office:value-type="float" office:value="3.54635893142824">
            <text:p>3,5463589314</text:p>
          </table:table-cell>
          <table:table-cell office:value-type="float" office:value="0.014350305499322">
            <text:p>0,0143503055</text:p>
          </table:table-cell>
          <table:table-cell table:formula="of:=[.C38]-[.C37]" office:value-type="float" office:value="0.000510352016173799">
            <text:p>0,000510352</text:p>
          </table:table-cell>
          <table:table-cell office:value-type="float" office:value="3.6">
            <text:p>3,6</text:p>
          </table:table-cell>
        </table:table-row>
        <table:table-row table:style-name="ro1">
          <table:table-cell table:formula="of:=-8.5+[.E38]" office:value-type="float" office:value="-4.8">
            <text:p>-4,8</text:p>
          </table:table-cell>
          <table:table-cell office:value-type="float" office:value="3.40745178868919">
            <text:p>3,4074517887</text:p>
          </table:table-cell>
          <table:table-cell office:value-type="float" office:value="0.0148606575154958">
            <text:p>0,0148606575</text:p>
          </table:table-cell>
          <table:table-cell table:formula="of:=[.C39]-[.C38]" office:value-type="float" office:value="0.000618671770515901">
            <text:p>0,0006186718</text:p>
          </table:table-cell>
          <table:table-cell office:value-type="float" office:value="3.7">
            <text:p>3,7</text:p>
          </table:table-cell>
        </table:table-row>
        <table:table-row table:style-name="ro1">
          <table:table-cell table:formula="of:=-8.5+[.E39]" office:value-type="float" office:value="-4.7">
            <text:p>-4,7</text:p>
          </table:table-cell>
          <table:table-cell office:value-type="float" office:value="3.30824303965994">
            <text:p>3,3082430397</text:p>
          </table:table-cell>
          <table:table-cell office:value-type="float" office:value="0.0154793292860117">
            <text:p>0,0154793293</text:p>
          </table:table-cell>
          <table:table-cell table:formula="of:=[.C40]-[.C39]" office:value-type="float" office:value="0.000600859714087399">
            <text:p>0,0006008597</text:p>
          </table:table-cell>
          <table:table-cell office:value-type="float" office:value="3.8">
            <text:p>3,8</text:p>
          </table:table-cell>
        </table:table-row>
        <table:table-row table:style-name="ro1">
          <table:table-cell table:formula="of:=-8.5+[.E40]" office:value-type="float" office:value="-4.6">
            <text:p>-4,6</text:p>
          </table:table-cell>
          <table:table-cell office:value-type="float" office:value="3.23328466799643">
            <text:p>3,233284668</text:p>
          </table:table-cell>
          <table:table-cell office:value-type="float" office:value="0.0160801890000991">
            <text:p>0,016080189</text:p>
          </table:table-cell>
          <table:table-cell table:formula="of:=[.C41]-[.C40]" office:value-type="float" office:value="0.0005985744789671">
            <text:p>0,0005985745</text:p>
          </table:table-cell>
          <table:table-cell office:value-type="float" office:value="3.9">
            <text:p>3,9</text:p>
          </table:table-cell>
        </table:table-row>
        <table:table-row table:style-name="ro1">
          <table:table-cell table:formula="of:=-8.5+[.E41]" office:value-type="float" office:value="-4.5">
            <text:p>-4,5</text:p>
          </table:table-cell>
          <table:table-cell office:value-type="float" office:value="3.08182685571392">
            <text:p>3,0818268557</text:p>
          </table:table-cell>
          <table:table-cell office:value-type="float" office:value="0.0166787634790662">
            <text:p>0,0166787635</text:p>
          </table:table-cell>
          <table:table-cell table:formula="of:=[.C42]-[.C41]" office:value-type="float" office:value="0.000658623929202202">
            <text:p>0,0006586239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-8.5+[.E42]" office:value-type="float" office:value="-4.4">
            <text:p>-4,4</text:p>
          </table:table-cell>
          <table:table-cell office:value-type="float" office:value="2.98436421191164">
            <text:p>2,9843642119</text:p>
          </table:table-cell>
          <table:table-cell office:value-type="float" office:value="0.0173373874082684">
            <text:p>0,0173373874</text:p>
          </table:table-cell>
          <table:table-cell table:formula="of:=[.C43]-[.C42]" office:value-type="float" office:value="0.000753637786982397">
            <text:p>0,0007536378</text:p>
          </table:table-cell>
          <table:table-cell office:value-type="float" office:value="4.1">
            <text:p>4,1</text:p>
          </table:table-cell>
        </table:table-row>
        <table:table-row table:style-name="ro1">
          <table:table-cell table:formula="of:=-8.5+[.E43]" office:value-type="float" office:value="-4.3">
            <text:p>-4,3</text:p>
          </table:table-cell>
          <table:table-cell office:value-type="float" office:value="2.82952838763485">
            <text:p>2,8295283876</text:p>
          </table:table-cell>
          <table:table-cell office:value-type="float" office:value="0.0180910251952508">
            <text:p>0,0180910252</text:p>
          </table:table-cell>
          <table:table-cell table:formula="of:=[.C44]-[.C43]" office:value-type="float" office:value="0.000781866413380003">
            <text:p>0,0007818664</text:p>
          </table:table-cell>
          <table:table-cell office:value-type="float" office:value="4.2">
            <text:p>4,2</text:p>
          </table:table-cell>
        </table:table-row>
        <table:table-row table:style-name="ro1">
          <table:table-cell table:formula="of:=-8.5+[.E44]" office:value-type="float" office:value="-4.2">
            <text:p>-4,2</text:p>
          </table:table-cell>
          <table:table-cell office:value-type="float" office:value="2.76059385209374">
            <text:p>2,7605938521</text:p>
          </table:table-cell>
          <table:table-cell office:value-type="float" office:value="0.0188728916086308">
            <text:p>0,0188728916</text:p>
          </table:table-cell>
          <table:table-cell table:formula="of:=[.C45]-[.C44]" office:value-type="float" office:value="0.000760926088285697">
            <text:p>0,0007609261</text:p>
          </table:table-cell>
          <table:table-cell office:value-type="float" office:value="4.3">
            <text:p>4,3</text:p>
          </table:table-cell>
        </table:table-row>
        <table:table-row table:style-name="ro1">
          <table:table-cell table:formula="of:=-8.5+[.E45]" office:value-type="float" office:value="-4.1">
            <text:p>-4,1</text:p>
          </table:table-cell>
          <table:table-cell office:value-type="float" office:value="2.66279609904609">
            <text:p>2,662796099</text:p>
          </table:table-cell>
          <table:table-cell office:value-type="float" office:value="0.0196338176969165">
            <text:p>0,0196338177</text:p>
          </table:table-cell>
          <table:table-cell table:formula="of:=[.C46]-[.C45]" office:value-type="float" office:value="0.0007601658702409">
            <text:p>0,0007601659</text:p>
          </table:table-cell>
          <table:table-cell office:value-type="float" office:value="4.4">
            <text:p>4,4</text:p>
          </table:table-cell>
        </table:table-row>
        <table:table-row table:style-name="ro1">
          <table:table-cell table:formula="of:=-8.5+[.E46]" office:value-type="float" office:value="-4">
            <text:p>-4</text:p>
          </table:table-cell>
          <table:table-cell office:value-type="float" office:value="2.55893619748582">
            <text:p>2,5589361975</text:p>
          </table:table-cell>
          <table:table-cell office:value-type="float" office:value="0.0203939835671574">
            <text:p>0,0203939836</text:p>
          </table:table-cell>
          <table:table-cell table:formula="of:=[.C47]-[.C46]" office:value-type="float" office:value="0.000856694301321802">
            <text:p>0,0008566943</text:p>
          </table:table-cell>
          <table:table-cell office:value-type="float" office:value="4.5">
            <text:p>4,5</text:p>
          </table:table-cell>
        </table:table-row>
        <table:table-row table:style-name="ro1">
          <table:table-cell table:formula="of:=-8.5+[.E47]" office:value-type="float" office:value="-3.9">
            <text:p>-3,9</text:p>
          </table:table-cell>
          <table:table-cell office:value-type="float" office:value="2.42353780509339">
            <text:p>2,4235378051</text:p>
          </table:table-cell>
          <table:table-cell office:value-type="float" office:value="0.0212506778684792">
            <text:p>0,0212506779</text:p>
          </table:table-cell>
          <table:table-cell table:formula="of:=[.C48]-[.C47]" office:value-type="float" office:value="0.000853977302976899">
            <text:p>0,0008539773</text:p>
          </table:table-cell>
          <table:table-cell office:value-type="float" office:value="4.6">
            <text:p>4,6</text:p>
          </table:table-cell>
        </table:table-row>
        <table:table-row table:style-name="ro1">
          <table:table-cell table:formula="of:=-8.5+[.E48]" office:value-type="float" office:value="-3.8">
            <text:p>-3,8</text:p>
          </table:table-cell>
          <table:table-cell office:value-type="float" office:value="2.37218459929979">
            <text:p>2,3721845993</text:p>
          </table:table-cell>
          <table:table-cell office:value-type="float" office:value="0.0221046551714561">
            <text:p>0,0221046552</text:p>
          </table:table-cell>
          <table:table-cell table:formula="of:=[.C49]-[.C48]" office:value-type="float" office:value="0.000894902427189998">
            <text:p>0,0008949024</text:p>
          </table:table-cell>
          <table:table-cell office:value-type="float" office:value="4.7">
            <text:p>4,7</text:p>
          </table:table-cell>
        </table:table-row>
        <table:table-row table:style-name="ro1">
          <table:table-cell table:formula="of:=-8.5+[.E49]" office:value-type="float" office:value="-3.7">
            <text:p>-3,7</text:p>
          </table:table-cell>
          <table:table-cell office:value-type="float" office:value="2.26907943525013">
            <text:p>2,2690794353</text:p>
          </table:table-cell>
          <table:table-cell office:value-type="float" office:value="0.0229995575986461">
            <text:p>0,0229995576</text:p>
          </table:table-cell>
          <table:table-cell table:formula="of:=[.C50]-[.C49]" office:value-type="float" office:value="0.000943871052395202">
            <text:p>0,0009438711</text:p>
          </table:table-cell>
          <table:table-cell office:value-type="float" office:value="4.8">
            <text:p>4,8</text:p>
          </table:table-cell>
        </table:table-row>
        <table:table-row table:style-name="ro1">
          <table:table-cell table:formula="of:=-8.5+[.E50]" office:value-type="float" office:value="-3.6">
            <text:p>-3,6</text:p>
          </table:table-cell>
          <table:table-cell office:value-type="float" office:value="2.1908880430233">
            <text:p>2,190888043</text:p>
          </table:table-cell>
          <table:table-cell office:value-type="float" office:value="0.0239434286510413">
            <text:p>0,0239434287</text:p>
          </table:table-cell>
          <table:table-cell table:formula="of:=[.C51]-[.C50]" office:value-type="float" office:value="0.000974200305595703">
            <text:p>0,0009742003</text:p>
          </table:table-cell>
          <table:table-cell office:value-type="float" office:value="4.9">
            <text:p>4,9</text:p>
          </table:table-cell>
        </table:table-row>
        <table:table-row table:style-name="ro1">
          <table:table-cell table:formula="of:=-8.5+[.E51]" office:value-type="float" office:value="-3.5">
            <text:p>-3,5</text:p>
          </table:table-cell>
          <table:table-cell office:value-type="float" office:value="2.11622285609336">
            <text:p>2,1162228561</text:p>
          </table:table-cell>
          <table:table-cell office:value-type="float" office:value="0.024917628956637">
            <text:p>0,024917629</text:p>
          </table:table-cell>
          <table:table-cell table:formula="of:=[.C52]-[.C51]" office:value-type="float" office:value="0.0010317945405101">
            <text:p>0,0010317945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-8.5+[.E52]" office:value-type="float" office:value="-3.4">
            <text:p>-3,4</text:p>
          </table:table-cell>
          <table:table-cell office:value-type="float" office:value="2.04225004505399">
            <text:p>2,0422500451</text:p>
          </table:table-cell>
          <table:table-cell office:value-type="float" office:value="0.0259494234971471">
            <text:p>0,0259494235</text:p>
          </table:table-cell>
          <table:table-cell table:formula="of:=[.C53]-[.C52]" office:value-type="float" office:value="0.0011020402326059">
            <text:p>0,0011020402</text:p>
          </table:table-cell>
          <table:table-cell office:value-type="float" office:value="5.1">
            <text:p>5,1</text:p>
          </table:table-cell>
        </table:table-row>
        <table:table-row table:style-name="ro1">
          <table:table-cell table:formula="of:=-8.5+[.E53]" office:value-type="float" office:value="-3.3">
            <text:p>-3,3</text:p>
          </table:table-cell>
          <table:table-cell office:value-type="float" office:value="1.97275632319528">
            <text:p>1,9727563232</text:p>
          </table:table-cell>
          <table:table-cell office:value-type="float" office:value="0.027051463729753">
            <text:p>0,0270514637</text:p>
          </table:table-cell>
          <table:table-cell table:formula="of:=[.C54]-[.C53]" office:value-type="float" office:value="0.0010487883736335">
            <text:p>0,0010487884</text:p>
          </table:table-cell>
          <table:table-cell office:value-type="float" office:value="5.2">
            <text:p>5,2</text:p>
          </table:table-cell>
        </table:table-row>
        <table:table-row table:style-name="ro1">
          <table:table-cell table:formula="of:=-8.5+[.E54]" office:value-type="float" office:value="-3.2">
            <text:p>-3,2</text:p>
          </table:table-cell>
          <table:table-cell office:value-type="float" office:value="1.88047198165397">
            <text:p>1,8804719817</text:p>
          </table:table-cell>
          <table:table-cell office:value-type="float" office:value="0.0281002521033865">
            <text:p>0,0281002521</text:p>
          </table:table-cell>
          <table:table-cell table:formula="of:=[.C55]-[.C54]" office:value-type="float" office:value="0.0011236202816369">
            <text:p>0,0011236203</text:p>
          </table:table-cell>
          <table:table-cell office:value-type="float" office:value="5.3">
            <text:p>5,3</text:p>
          </table:table-cell>
        </table:table-row>
        <table:table-row table:style-name="ro1">
          <table:table-cell table:formula="of:=-8.5+[.E55]" office:value-type="float" office:value="-3.1">
            <text:p>-3,1</text:p>
          </table:table-cell>
          <table:table-cell office:value-type="float" office:value="1.77024826175557">
            <text:p>1,7702482618</text:p>
          </table:table-cell>
          <table:table-cell office:value-type="float" office:value="0.0292238723850234">
            <text:p>0,0292238724</text:p>
          </table:table-cell>
          <table:table-cell table:formula="of:=[.C56]-[.C55]" office:value-type="float" office:value="0.0011495192940824">
            <text:p>0,0011495193</text:p>
          </table:table-cell>
          <table:table-cell office:value-type="float" office:value="5.4">
            <text:p>5,4</text:p>
          </table:table-cell>
        </table:table-row>
        <table:table-row table:style-name="ro1">
          <table:table-cell table:formula="of:=-8.5+[.E56]" office:value-type="float" office:value="-3">
            <text:p>-3</text:p>
          </table:table-cell>
          <table:table-cell office:value-type="float" office:value="1.72863418329047">
            <text:p>1,7286341833</text:p>
          </table:table-cell>
          <table:table-cell office:value-type="float" office:value="0.0303733916791058">
            <text:p>0,0303733917</text:p>
          </table:table-cell>
          <table:table-cell table:formula="of:=[.C57]-[.C56]" office:value-type="float" office:value="0.0011774159760643">
            <text:p>0,001177416</text:p>
          </table:table-cell>
          <table:table-cell office:value-type="float" office:value="5.5">
            <text:p>5,5</text:p>
          </table:table-cell>
        </table:table-row>
        <table:table-row table:style-name="ro1">
          <table:table-cell table:formula="of:=-8.5+[.E57]" office:value-type="float" office:value="-2.9">
            <text:p>-2,9</text:p>
          </table:table-cell>
          <table:table-cell office:value-type="float" office:value="1.70072898254752">
            <text:p>1,7007289825</text:p>
          </table:table-cell>
          <table:table-cell office:value-type="float" office:value="0.0315508076551701">
            <text:p>0,0315508077</text:p>
          </table:table-cell>
          <table:table-cell table:formula="of:=[.C58]-[.C57]" office:value-type="float" office:value="0.0011407995607601">
            <text:p>0,0011407996</text:p>
          </table:table-cell>
          <table:table-cell office:value-type="float" office:value="5.6">
            <text:p>5,6</text:p>
          </table:table-cell>
        </table:table-row>
        <table:table-row table:style-name="ro1">
          <table:table-cell table:formula="of:=-8.5+[.E58]" office:value-type="float" office:value="-2.8">
            <text:p>-2,8</text:p>
          </table:table-cell>
          <table:table-cell office:value-type="float" office:value="1.61276223271348">
            <text:p>1,6127622327</text:p>
          </table:table-cell>
          <table:table-cell office:value-type="float" office:value="0.0326916072159302">
            <text:p>0,0326916072</text:p>
          </table:table-cell>
          <table:table-cell table:formula="of:=[.C59]-[.C58]" office:value-type="float" office:value="0.00125617791006">
            <text:p>0,0012561779</text:p>
          </table:table-cell>
          <table:table-cell office:value-type="float" office:value="5.7">
            <text:p>5,7</text:p>
          </table:table-cell>
        </table:table-row>
        <table:table-row table:style-name="ro1">
          <table:table-cell table:formula="of:=-8.5+[.E59]" office:value-type="float" office:value="-2.7">
            <text:p>-2,7</text:p>
          </table:table-cell>
          <table:table-cell office:value-type="float" office:value="1.54931106671512">
            <text:p>1,5493110667</text:p>
          </table:table-cell>
          <table:table-cell office:value-type="float" office:value="0.0339477851259902">
            <text:p>0,0339477851</text:p>
          </table:table-cell>
          <table:table-cell table:formula="of:=[.C60]-[.C59]" office:value-type="float" office:value="0.0011854303602094">
            <text:p>0,0011854304</text:p>
          </table:table-cell>
          <table:table-cell office:value-type="float" office:value="5.8">
            <text:p>5,8</text:p>
          </table:table-cell>
        </table:table-row>
        <table:table-row table:style-name="ro1">
          <table:table-cell table:formula="of:=-8.5+[.E60]" office:value-type="float" office:value="-2.6">
            <text:p>-2,6</text:p>
          </table:table-cell>
          <table:table-cell office:value-type="float" office:value="1.48557435687342">
            <text:p>1,4855743569</text:p>
          </table:table-cell>
          <table:table-cell office:value-type="float" office:value="0.0351332154861996">
            <text:p>0,0351332155</text:p>
          </table:table-cell>
          <table:table-cell table:formula="of:=[.C61]-[.C60]" office:value-type="float" office:value="0.0013361906244237">
            <text:p>0,0013361906</text:p>
          </table:table-cell>
          <table:table-cell office:value-type="float" office:value="5.9">
            <text:p>5,9</text:p>
          </table:table-cell>
        </table:table-row>
        <table:table-row table:style-name="ro1">
          <table:table-cell table:formula="of:=-8.5+[.E61]" office:value-type="float" office:value="-2.5">
            <text:p>-2,5</text:p>
          </table:table-cell>
          <table:table-cell office:value-type="float" office:value="1.40578645758558">
            <text:p>1,4057864576</text:p>
          </table:table-cell>
          <table:table-cell office:value-type="float" office:value="0.0364694061106233">
            <text:p>0,0364694061</text:p>
          </table:table-cell>
          <table:table-cell table:formula="of:=[.C62]-[.C61]" office:value-type="float" office:value="0.0012253109154869">
            <text:p>0,0012253109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-8.5+[.E62]" office:value-type="float" office:value="-2.4">
            <text:p>-2,4</text:p>
          </table:table-cell>
          <table:table-cell office:value-type="float" office:value="1.3630333861333">
            <text:p>1,3630333861</text:p>
          </table:table-cell>
          <table:table-cell office:value-type="float" office:value="0.0376947170261102">
            <text:p>0,037694717</text:p>
          </table:table-cell>
          <table:table-cell table:formula="of:=[.C63]-[.C62]" office:value-type="float" office:value="0.0013106125521592">
            <text:p>0,0013106126</text:p>
          </table:table-cell>
          <table:table-cell office:value-type="float" office:value="6.1">
            <text:p>6,1</text:p>
          </table:table-cell>
        </table:table-row>
        <table:table-row table:style-name="ro1">
          <table:table-cell table:formula="of:=-8.5+[.E63]" office:value-type="float" office:value="-2.3">
            <text:p>-2,3</text:p>
          </table:table-cell>
          <table:table-cell office:value-type="float" office:value="1.29948639045905">
            <text:p>1,2994863905</text:p>
          </table:table-cell>
          <table:table-cell office:value-type="float" office:value="0.0390053295782694">
            <text:p>0,0390053296</text:p>
          </table:table-cell>
          <table:table-cell table:formula="of:=[.C64]-[.C63]" office:value-type="float" office:value="0.0013305537575575">
            <text:p>0,0013305538</text:p>
          </table:table-cell>
          <table:table-cell office:value-type="float" office:value="6.2">
            <text:p>6,2</text:p>
          </table:table-cell>
        </table:table-row>
        <table:table-row table:style-name="ro1">
          <table:table-cell table:formula="of:=-8.5+[.E64]" office:value-type="float" office:value="-2.2">
            <text:p>-2,2</text:p>
          </table:table-cell>
          <table:table-cell office:value-type="float" office:value="1.20692030987664">
            <text:p>1,2069203099</text:p>
          </table:table-cell>
          <table:table-cell office:value-type="float" office:value="0.0403358833358269">
            <text:p>0,0403358833</text:p>
          </table:table-cell>
          <table:table-cell table:formula="of:=[.C65]-[.C64]" office:value-type="float" office:value="0.0013114044141379">
            <text:p>0,0013114044</text:p>
          </table:table-cell>
          <table:table-cell office:value-type="float" office:value="6.3">
            <text:p>6,3</text:p>
          </table:table-cell>
        </table:table-row>
        <table:table-row table:style-name="ro1">
          <table:table-cell table:formula="of:=-8.5+[.E65]" office:value-type="float" office:value="-2.1">
            <text:p>-2,1</text:p>
          </table:table-cell>
          <table:table-cell office:value-type="float" office:value="1.1771359753425">
            <text:p>1,1771359753</text:p>
          </table:table-cell>
          <table:table-cell office:value-type="float" office:value="0.0416472877499648">
            <text:p>0,0416472877</text:p>
          </table:table-cell>
          <table:table-cell table:formula="of:=[.C66]-[.C65]" office:value-type="float" office:value="0.0012764532602192">
            <text:p>0,0012764533</text:p>
          </table:table-cell>
          <table:table-cell office:value-type="float" office:value="6.4">
            <text:p>6,4</text:p>
          </table:table-cell>
        </table:table-row>
        <table:table-row table:style-name="ro1">
          <table:table-cell table:formula="of:=-8.5+[.E66]" office:value-type="float" office:value="-2">
            <text:p>-2</text:p>
          </table:table-cell>
          <table:table-cell office:value-type="float" office:value="1.12080691749343">
            <text:p>1,1208069175</text:p>
          </table:table-cell>
          <table:table-cell office:value-type="float" office:value="0.042923741010184">
            <text:p>0,042923741</text:p>
          </table:table-cell>
          <table:table-cell table:formula="of:=[.C67]-[.C66]" office:value-type="float" office:value="0.0013210040668039">
            <text:p>0,0013210041</text:p>
          </table:table-cell>
          <table:table-cell office:value-type="float" office:value="6.5">
            <text:p>6,5</text:p>
          </table:table-cell>
        </table:table-row>
        <table:table-row table:style-name="ro1">
          <table:table-cell table:formula="of:=-8.5+[.E67]" office:value-type="float" office:value="-1.9">
            <text:p>-1,9</text:p>
          </table:table-cell>
          <table:table-cell office:value-type="float" office:value="1.03360889185737">
            <text:p>1,0336088919</text:p>
          </table:table-cell>
          <table:table-cell office:value-type="float" office:value="0.0442447450769879">
            <text:p>0,0442447451</text:p>
          </table:table-cell>
          <table:table-cell table:formula="of:=[.C68]-[.C67]" office:value-type="float" office:value="0.0013148705915086">
            <text:p>0,0013148706</text:p>
          </table:table-cell>
          <table:table-cell office:value-type="float" office:value="6.6">
            <text:p>6,6</text:p>
          </table:table-cell>
        </table:table-row>
        <table:table-row table:style-name="ro1">
          <table:table-cell table:formula="of:=-8.5+[.E68]" office:value-type="float" office:value="-1.8">
            <text:p>-1,8</text:p>
          </table:table-cell>
          <table:table-cell office:value-type="float" office:value="0.975379339508082">
            <text:p>0,9753793395</text:p>
          </table:table-cell>
          <table:table-cell office:value-type="float" office:value="0.0455596156684965">
            <text:p>0,0455596157</text:p>
          </table:table-cell>
          <table:table-cell table:formula="of:=[.C69]-[.C68]" office:value-type="float" office:value="0.00126967405770451">
            <text:p>0,0012696741</text:p>
          </table:table-cell>
          <table:table-cell office:value-type="float" office:value="6.7">
            <text:p>6,7</text:p>
          </table:table-cell>
        </table:table-row>
        <table:table-row table:style-name="ro1">
          <table:table-cell table:formula="of:=-8.5+[.E69]" office:value-type="float" office:value="-1.7">
            <text:p>-1,7</text:p>
          </table:table-cell>
          <table:table-cell office:value-type="float" office:value="0.924872007718254">
            <text:p>0,9248720077</text:p>
          </table:table-cell>
          <table:table-cell office:value-type="float" office:value="0.046829289726201">
            <text:p>0,0468292897</text:p>
          </table:table-cell>
          <table:table-cell table:formula="of:=[.C70]-[.C69]" office:value-type="float" office:value="0.0013234335144949">
            <text:p>0,0013234335</text:p>
          </table:table-cell>
          <table:table-cell office:value-type="float" office:value="6.8">
            <text:p>6,8</text:p>
          </table:table-cell>
        </table:table-row>
        <table:table-row table:style-name="ro1">
          <table:table-cell table:formula="of:=-8.5+[.E70]" office:value-type="float" office:value="-1.6">
            <text:p>-1,6</text:p>
          </table:table-cell>
          <table:table-cell office:value-type="float" office:value="0.901503029346063">
            <text:p>0,9015030293</text:p>
          </table:table-cell>
          <table:table-cell office:value-type="float" office:value="0.0481527232406959">
            <text:p>0,0481527232</text:p>
          </table:table-cell>
          <table:table-cell table:formula="of:=[.C71]-[.C70]" office:value-type="float" office:value="0.0012086330047756">
            <text:p>0,001208633</text:p>
          </table:table-cell>
          <table:table-cell office:value-type="float" office:value="6.9">
            <text:p>6,9</text:p>
          </table:table-cell>
        </table:table-row>
        <table:table-row table:style-name="ro1">
          <table:table-cell table:formula="of:=-8.5+[.E71]" office:value-type="float" office:value="-1.5">
            <text:p>-1,5</text:p>
          </table:table-cell>
          <table:table-cell office:value-type="float" office:value="0.821629503147006">
            <text:p>0,8216295031</text:p>
          </table:table-cell>
          <table:table-cell office:value-type="float" office:value="0.0493613562454715">
            <text:p>0,0493613562</text:p>
          </table:table-cell>
          <table:table-cell table:formula="of:=[.C72]-[.C71]" office:value-type="float" office:value="0.0012182793507614">
            <text:p>0,0012182794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-8.5+[.E72]" office:value-type="float" office:value="-1.4">
            <text:p>-1,4</text:p>
          </table:table-cell>
          <table:table-cell office:value-type="float" office:value="0.769505523613172">
            <text:p>0,7695055236</text:p>
          </table:table-cell>
          <table:table-cell office:value-type="float" office:value="0.0505796355962329">
            <text:p>0,0505796356</text:p>
          </table:table-cell>
          <table:table-cell table:formula="of:=[.C73]-[.C72]" office:value-type="float" office:value="0.0012164221987532">
            <text:p>0,0012164222</text:p>
          </table:table-cell>
          <table:table-cell office:value-type="float" office:value="7.1">
            <text:p>7,1</text:p>
          </table:table-cell>
        </table:table-row>
        <table:table-row table:style-name="ro1">
          <table:table-cell table:formula="of:=-8.5+[.E73]" office:value-type="float" office:value="-1.3">
            <text:p>-1,3</text:p>
          </table:table-cell>
          <table:table-cell office:value-type="float" office:value="0.718012340272618">
            <text:p>0,7180123403</text:p>
          </table:table-cell>
          <table:table-cell office:value-type="float" office:value="0.0517960577949861">
            <text:p>0,0517960578</text:p>
          </table:table-cell>
          <table:table-cell table:formula="of:=[.C74]-[.C73]" office:value-type="float" office:value="0.0011025514967949">
            <text:p>0,0011025515</text:p>
          </table:table-cell>
          <table:table-cell office:value-type="float" office:value="7.2">
            <text:p>7,2</text:p>
          </table:table-cell>
        </table:table-row>
        <table:table-row table:style-name="ro1">
          <table:table-cell table:formula="of:=-8.5+[.E74]" office:value-type="float" office:value="-1.2">
            <text:p>-1,2</text:p>
          </table:table-cell>
          <table:table-cell office:value-type="float" office:value="0.674001547051402">
            <text:p>0,6740015471</text:p>
          </table:table-cell>
          <table:table-cell office:value-type="float" office:value="0.052898609291781">
            <text:p>0,0528986093</text:p>
          </table:table-cell>
          <table:table-cell table:formula="of:=[.C75]-[.C74]" office:value-type="float" office:value="0.001095773560665">
            <text:p>0,0010957736</text:p>
          </table:table-cell>
          <table:table-cell office:value-type="float" office:value="7.3">
            <text:p>7,3</text:p>
          </table:table-cell>
        </table:table-row>
        <table:table-row table:style-name="ro1">
          <table:table-cell table:formula="of:=-8.5+[.E75]" office:value-type="float" office:value="-1.1">
            <text:p>-1,1</text:p>
          </table:table-cell>
          <table:table-cell office:value-type="float" office:value="0.622407095236956">
            <text:p>0,6224070952</text:p>
          </table:table-cell>
          <table:table-cell office:value-type="float" office:value="0.053994382852446">
            <text:p>0,0539943829</text:p>
          </table:table-cell>
          <table:table-cell table:formula="of:=[.C76]-[.C75]" office:value-type="float" office:value="0.0010802996294369">
            <text:p>0,0010802996</text:p>
          </table:table-cell>
          <table:table-cell office:value-type="float" office:value="7.4">
            <text:p>7,4</text:p>
          </table:table-cell>
        </table:table-row>
        <table:table-row table:style-name="ro1">
          <table:table-cell table:formula="of:=-8.5+[.E76]" office:value-type="float" office:value="-1">
            <text:p>-1</text:p>
          </table:table-cell>
          <table:table-cell office:value-type="float" office:value="0.588680262392381">
            <text:p>0,5886802624</text:p>
          </table:table-cell>
          <table:table-cell office:value-type="float" office:value="0.0550746824818829">
            <text:p>0,0550746825</text:p>
          </table:table-cell>
          <table:table-cell table:formula="of:=[.C77]-[.C76]" office:value-type="float" office:value="0.00104356556912">
            <text:p>0,0010435656</text:p>
          </table:table-cell>
          <table:table-cell office:value-type="float" office:value="7.5">
            <text:p>7,5</text:p>
          </table:table-cell>
        </table:table-row>
        <table:table-row table:style-name="ro1">
          <table:table-cell table:formula="of:=-8.5+[.E77]" office:value-type="float" office:value="-0.9">
            <text:p>-0,9</text:p>
          </table:table-cell>
          <table:table-cell office:value-type="float" office:value="0.530149577614534">
            <text:p>0,5301495776</text:p>
          </table:table-cell>
          <table:table-cell office:value-type="float" office:value="0.0561182480510029">
            <text:p>0,0561182481</text:p>
          </table:table-cell>
          <table:table-cell table:formula="of:=[.C78]-[.C77]" office:value-type="float" office:value="0.0008546425893209">
            <text:p>0,0008546426</text:p>
          </table:table-cell>
          <table:table-cell office:value-type="float" office:value="7.6">
            <text:p>7,6</text:p>
          </table:table-cell>
        </table:table-row>
        <table:table-row table:style-name="ro1">
          <table:table-cell table:formula="of:=-8.5+[.E78]" office:value-type="float" office:value="-0.8">
            <text:p>-0,8</text:p>
          </table:table-cell>
          <table:table-cell office:value-type="float" office:value="0.439882013405229">
            <text:p>0,4398820134</text:p>
          </table:table-cell>
          <table:table-cell office:value-type="float" office:value="0.0569728906403238">
            <text:p>0,0569728906</text:p>
          </table:table-cell>
          <table:table-cell table:formula="of:=[.C79]-[.C78]" office:value-type="float" office:value="0.000894755555437401">
            <text:p>0,0008947556</text:p>
          </table:table-cell>
          <table:table-cell office:value-type="float" office:value="7.7">
            <text:p>7,7</text:p>
          </table:table-cell>
        </table:table-row>
        <table:table-row table:style-name="ro1">
          <table:table-cell table:formula="of:=-8.5+[.E79]" office:value-type="float" office:value="-0.7">
            <text:p>-0,7</text:p>
          </table:table-cell>
          <table:table-cell office:value-type="float" office:value="0.431809714872974">
            <text:p>0,4318097149</text:p>
          </table:table-cell>
          <table:table-cell office:value-type="float" office:value="0.0578676461957612">
            <text:p>0,0578676462</text:p>
          </table:table-cell>
          <table:table-cell table:formula="of:=[.C80]-[.C79]" office:value-type="float" office:value="0.000836341100349997">
            <text:p>0,0008363411</text:p>
          </table:table-cell>
          <table:table-cell office:value-type="float" office:value="7.8">
            <text:p>7,8</text:p>
          </table:table-cell>
        </table:table-row>
        <table:table-row table:style-name="ro1">
          <table:table-cell table:formula="of:=-8.5+[.E80]" office:value-type="float" office:value="-0.6">
            <text:p>-0,6</text:p>
          </table:table-cell>
          <table:table-cell office:value-type="float" office:value="0.381155128897479">
            <text:p>0,3811551289</text:p>
          </table:table-cell>
          <table:table-cell office:value-type="float" office:value="0.0587039872961112">
            <text:p>0,0587039873</text:p>
          </table:table-cell>
          <table:table-cell table:formula="of:=[.C81]-[.C80]" office:value-type="float" office:value="0.000718196499900702">
            <text:p>0,0007181965</text:p>
          </table:table-cell>
          <table:table-cell office:value-type="float" office:value="7.9">
            <text:p>7,9</text:p>
          </table:table-cell>
        </table:table-row>
        <table:table-row table:style-name="ro1">
          <table:table-cell table:formula="of:=-8.5+[.E81]" office:value-type="float" office:value="-0.5">
            <text:p>-0,5</text:p>
          </table:table-cell>
          <table:table-cell office:value-type="float" office:value="0.340021209366584">
            <text:p>0,3400212094</text:p>
          </table:table-cell>
          <table:table-cell office:value-type="float" office:value="0.0594221837960119">
            <text:p>0,0594221838</text:p>
          </table:table-cell>
          <table:table-cell table:formula="of:=[.C82]-[.C81]" office:value-type="float" office:value="0.000586403463064197">
            <text:p>0,0005864035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formula="of:=-8.5+[.E82]" office:value-type="float" office:value="-0.4">
            <text:p>-0,4</text:p>
          </table:table-cell>
          <table:table-cell office:value-type="float" office:value="0.301852399299251">
            <text:p>0,3018523993</text:p>
          </table:table-cell>
          <table:table-cell office:value-type="float" office:value="0.0600085872590761">
            <text:p>0,0600085873</text:p>
          </table:table-cell>
          <table:table-cell table:formula="of:=[.C83]-[.C82]" office:value-type="float" office:value="0.000612213730917299">
            <text:p>0,0006122137</text:p>
          </table:table-cell>
          <table:table-cell office:value-type="float" office:value="8.1">
            <text:p>8,1</text:p>
          </table:table-cell>
        </table:table-row>
        <table:table-row table:style-name="ro1">
          <table:table-cell table:formula="of:=-8.5+[.E83]" office:value-type="float" office:value="-0.300000000000001">
            <text:p>-0,3</text:p>
          </table:table-cell>
          <table:table-cell office:value-type="float" office:value="0.251291712827861">
            <text:p>0,2512917128</text:p>
          </table:table-cell>
          <table:table-cell office:value-type="float" office:value="0.0606208009899934">
            <text:p>0,060620801</text:p>
          </table:table-cell>
          <table:table-cell table:formula="of:=[.C84]-[.C83]" office:value-type="float" office:value="0.000482040818734902">
            <text:p>0,0004820408</text:p>
          </table:table-cell>
          <table:table-cell office:value-type="float" office:value="8.2">
            <text:p>8,2</text:p>
          </table:table-cell>
        </table:table-row>
        <table:table-row table:style-name="ro1">
          <table:table-cell table:formula="of:=-8.5+[.E84]" office:value-type="float" office:value="-0.199999999999999">
            <text:p>-0,2</text:p>
          </table:table-cell>
          <table:table-cell office:value-type="float" office:value="0.194006590821895">
            <text:p>0,1940065908</text:p>
          </table:table-cell>
          <table:table-cell office:value-type="float" office:value="0.0611028418087283">
            <text:p>0,0611028418</text:p>
          </table:table-cell>
          <table:table-cell table:formula="of:=[.C85]-[.C84]" office:value-type="float" office:value="0.000350739997885603">
            <text:p>0,00035074</text:p>
          </table:table-cell>
          <table:table-cell office:value-type="float" office:value="8.3">
            <text:p>8,3</text:p>
          </table:table-cell>
        </table:table-row>
        <table:table-row table:style-name="ro1">
          <table:table-cell table:formula="of:=-8.5+[.E85]" office:value-type="float" office:value="-0.0999999999999996">
            <text:p>-0,1</text:p>
          </table:table-cell>
          <table:table-cell office:value-type="float" office:value="0.140316564475011">
            <text:p>0,1403165645</text:p>
          </table:table-cell>
          <table:table-cell office:value-type="float" office:value="0.0614535818066139">
            <text:p>0,0614535818</text:p>
          </table:table-cell>
          <table:table-cell table:formula="of:=[.C86]-[.C85]" office:value-type="float" office:value="0.000225007158823301">
            <text:p>0,0002250072</text:p>
          </table:table-cell>
          <table:table-cell office:value-type="float" office:value="8.4">
            <text:p>8,4</text:p>
          </table:table-cell>
        </table:table-row>
        <table:table-row table:style-name="ro1">
          <table:table-cell table:formula="of:=-8.5+[.E86]" office:value-type="float" office:value="0">
            <text:p>0</text:p>
          </table:table-cell>
          <table:table-cell office:value-type="float" office:value="0.117088060400759">
            <text:p>0,1170880604</text:p>
          </table:table-cell>
          <table:table-cell office:value-type="float" office:value="0.0616785889654372">
            <text:p>0,061678589</text:p>
          </table:table-cell>
          <table:table-cell table:formula="of:=[.C87]-[.C86]" office:value-type="float" office:value="0.0001731697177298">
            <text:p>0,0001731697</text:p>
          </table:table-cell>
          <table:table-cell office:value-type="float" office:value="8.5">
            <text:p>8,5</text:p>
          </table:table-cell>
        </table:table-row>
        <table:table-row table:style-name="ro1">
          <table:table-cell table:formula="of:=-8.5+[.E87]" office:value-type="float" office:value="0.0999999999999996">
            <text:p>0,1</text:p>
          </table:table-cell>
          <table:table-cell office:value-type="float" office:value="0.0753620649944777">
            <text:p>0,075362065</text:p>
          </table:table-cell>
          <table:table-cell office:value-type="float" office:value="0.061851758683167">
            <text:p>0,0618517587</text:p>
          </table:table-cell>
          <table:table-cell table:formula="of:=[.C88]-[.C87]" office:value-type="float" office:value="0.0000977109197060969">
            <text:p>9,77109197060969E-005</text:p>
          </table:table-cell>
          <table:table-cell office:value-type="float" office:value="8.6">
            <text:p>8,6</text:p>
          </table:table-cell>
        </table:table-row>
        <table:table-row table:style-name="ro1">
          <table:table-cell table:formula="of:=-8.5+[.E88]" office:value-type="float" office:value="0.199999999999999">
            <text:p>0,2</text:p>
          </table:table-cell>
          <table:table-cell office:value-type="float" office:value="0.0135698532737011">
            <text:p>0,0135698533</text:p>
          </table:table-cell>
          <table:table-cell office:value-type="float" office:value="0.0619494696028731">
            <text:p>0,0619494696</text:p>
          </table:table-cell>
          <table:table-cell table:formula="of:=[.C89]-[.C88]" office:value-type="float" office:value="0.0000596278785308033">
            <text:p>5,96278785308033E-005</text:p>
          </table:table-cell>
          <table:table-cell office:value-type="float" office:value="8.7">
            <text:p>8,7</text:p>
          </table:table-cell>
        </table:table-row>
        <table:table-row table:style-name="ro1">
          <table:table-cell table:formula="of:=-8.5+[.E89]" office:value-type="float" office:value="0.300000000000001">
            <text:p>0,3</text:p>
          </table:table-cell>
          <table:table-cell office:value-type="float" office:value="-0.0313479212420951">
            <text:p>-0,0313479212</text:p>
          </table:table-cell>
          <table:table-cell office:value-type="float" office:value="0.0620090974814039">
            <text:p>0,0620090975</text:p>
          </table:table-cell>
          <table:table-cell table:formula="of:=[.C90]-[.C89]" office:value-type="float" office:value="-0.000144900089191401">
            <text:p>-0,0001449001</text:p>
          </table:table-cell>
          <table:table-cell office:value-type="float" office:value="8.8">
            <text:p>8,8</text:p>
          </table:table-cell>
        </table:table-row>
        <table:table-row table:style-name="ro1">
          <table:table-cell table:formula="of:=-8.5+[.E90]" office:value-type="float" office:value="0.4">
            <text:p>0,4</text:p>
          </table:table-cell>
          <table:table-cell office:value-type="float" office:value="-0.091215517508503">
            <text:p>-0,0912155175</text:p>
          </table:table-cell>
          <table:table-cell office:value-type="float" office:value="0.0618641973922125">
            <text:p>0,0618641974</text:p>
          </table:table-cell>
          <table:table-cell table:formula="of:=[.C91]-[.C90]" office:value-type="float" office:value="-0.000183383993842504">
            <text:p>-0,000183384</text:p>
          </table:table-cell>
          <table:table-cell office:value-type="float" office:value="8.9">
            <text:p>8,9</text:p>
          </table:table-cell>
        </table:table-row>
        <table:table-row table:style-name="ro1">
          <table:table-cell table:formula="of:=-8.5+[.E91]" office:value-type="float" office:value="0.5">
            <text:p>0,5</text:p>
          </table:table-cell>
          <table:table-cell office:value-type="float" office:value="-0.136462866728834">
            <text:p>-0,1364628667</text:p>
          </table:table-cell>
          <table:table-cell office:value-type="float" office:value="0.06168081339837">
            <text:p>0,0616808134</text:p>
          </table:table-cell>
          <table:table-cell table:formula="of:=[.C92]-[.C91]" office:value-type="float" office:value="-0.000202449811780699">
            <text:p>-0,0002024498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formula="of:=-8.5+[.E92]" office:value-type="float" office:value="0.6">
            <text:p>0,6</text:p>
          </table:table-cell>
          <table:table-cell office:value-type="float" office:value="-0.175832135509514">
            <text:p>-0,1758321355</text:p>
          </table:table-cell>
          <table:table-cell office:value-type="float" office:value="0.0614783635865893">
            <text:p>0,0614783636</text:p>
          </table:table-cell>
          <table:table-cell table:formula="of:=[.C93]-[.C92]" office:value-type="float" office:value="-0.0003974819727681">
            <text:p>-0,000397482</text:p>
          </table:table-cell>
          <table:table-cell office:value-type="float" office:value="9.1">
            <text:p>9,1</text:p>
          </table:table-cell>
        </table:table-row>
        <table:table-row table:style-name="ro1">
          <table:table-cell table:formula="of:=-8.5+[.E93]" office:value-type="float" office:value="0.699999999999999">
            <text:p>0,7</text:p>
          </table:table-cell>
          <table:table-cell office:value-type="float" office:value="-0.199542303291967">
            <text:p>-0,1995423033</text:p>
          </table:table-cell>
          <table:table-cell office:value-type="float" office:value="0.0610808816138212">
            <text:p>0,0610808816</text:p>
          </table:table-cell>
          <table:table-cell table:formula="of:=[.C94]-[.C93]" office:value-type="float" office:value="-0.000586637219156">
            <text:p>-0,0005866372</text:p>
          </table:table-cell>
          <table:table-cell office:value-type="float" office:value="9.2">
            <text:p>9,2</text:p>
          </table:table-cell>
        </table:table-row>
        <table:table-row table:style-name="ro1">
          <table:table-cell table:formula="of:=-8.5+[.E94]" office:value-type="float" office:value="0.800000000000001">
            <text:p>0,8</text:p>
          </table:table-cell>
          <table:table-cell office:value-type="float" office:value="-0.267289447230754">
            <text:p>-0,2672894472</text:p>
          </table:table-cell>
          <table:table-cell office:value-type="float" office:value="0.0604942443946652">
            <text:p>0,0604942444</text:p>
          </table:table-cell>
          <table:table-cell table:formula="of:=[.C95]-[.C94]" office:value-type="float" office:value="-0.000471058550036194">
            <text:p>-0,0004710586</text:p>
          </table:table-cell>
          <table:table-cell office:value-type="float" office:value="9.3">
            <text:p>9,3</text:p>
          </table:table-cell>
        </table:table-row>
        <table:table-row table:style-name="ro1">
          <table:table-cell table:formula="of:=-8.5+[.E95]" office:value-type="float" office:value="0.9">
            <text:p>0,9</text:p>
          </table:table-cell>
          <table:table-cell office:value-type="float" office:value="-0.282552445020123">
            <text:p>-0,282552445</text:p>
          </table:table-cell>
          <table:table-cell office:value-type="float" office:value="0.060023185844629">
            <text:p>0,0600231858</text:p>
          </table:table-cell>
          <table:table-cell table:formula="of:=[.C96]-[.C95]" office:value-type="float" office:value="-0.000607530427744002">
            <text:p>-0,0006075304</text:p>
          </table:table-cell>
          <table:table-cell office:value-type="float" office:value="9.4">
            <text:p>9,4</text:p>
          </table:table-cell>
        </table:table-row>
        <table:table-row table:style-name="ro1">
          <table:table-cell table:formula="of:=-8.5+[.E96]" office:value-type="float" office:value="1">
            <text:p>1</text:p>
          </table:table-cell>
          <table:table-cell office:value-type="float" office:value="-0.339350768773713">
            <text:p>-0,3393507688</text:p>
          </table:table-cell>
          <table:table-cell office:value-type="float" office:value="0.059415655416885">
            <text:p>0,0594156554</text:p>
          </table:table-cell>
          <table:table-cell table:formula="of:=[.C97]-[.C96]" office:value-type="float" office:value="-0.000705792781149302">
            <text:p>-0,0007057928</text:p>
          </table:table-cell>
          <table:table-cell office:value-type="float" office:value="9.5">
            <text:p>9,5</text:p>
          </table:table-cell>
        </table:table-row>
        <table:table-row table:style-name="ro1">
          <table:table-cell table:formula="of:=-8.5+[.E97]" office:value-type="float" office:value="1.1">
            <text:p>1,1</text:p>
          </table:table-cell>
          <table:table-cell office:value-type="float" office:value="-0.400183426471821">
            <text:p>-0,4001834265</text:p>
          </table:table-cell>
          <table:table-cell office:value-type="float" office:value="0.0587098626357357">
            <text:p>0,0587098626</text:p>
          </table:table-cell>
          <table:table-cell table:formula="of:=[.C98]-[.C97]" office:value-type="float" office:value="-0.000795276690682405">
            <text:p>-0,0007952767</text:p>
          </table:table-cell>
          <table:table-cell office:value-type="float" office:value="9.6">
            <text:p>9,6</text:p>
          </table:table-cell>
        </table:table-row>
        <table:table-row table:style-name="ro1">
          <table:table-cell table:formula="of:=-8.5+[.E98]" office:value-type="float" office:value="1.2">
            <text:p>1,2</text:p>
          </table:table-cell>
          <table:table-cell office:value-type="float" office:value="-0.461831840832174">
            <text:p>-0,4618318408</text:p>
          </table:table-cell>
          <table:table-cell office:value-type="float" office:value="0.0579145859450533">
            <text:p>0,0579145859</text:p>
          </table:table-cell>
          <table:table-cell table:formula="of:=[.C99]-[.C98]" office:value-type="float" office:value="-0.000932137888165201">
            <text:p>-0,0009321379</text:p>
          </table:table-cell>
          <table:table-cell office:value-type="float" office:value="9.7">
            <text:p>9,7</text:p>
          </table:table-cell>
        </table:table-row>
        <table:table-row table:style-name="ro1">
          <table:table-cell table:formula="of:=-8.5+[.E99]" office:value-type="float" office:value="1.3">
            <text:p>1,3</text:p>
          </table:table-cell>
          <table:table-cell office:value-type="float" office:value="-0.466000430696734">
            <text:p>-0,4660004307</text:p>
          </table:table-cell>
          <table:table-cell office:value-type="float" office:value="0.0569824480568881">
            <text:p>0,0569824481</text:p>
          </table:table-cell>
          <table:table-cell table:formula="of:=[.C100]-[.C99]" office:value-type="float" office:value="-0.000902456913876498">
            <text:p>-0,0009024569</text:p>
          </table:table-cell>
          <table:table-cell office:value-type="float" office:value="9.8">
            <text:p>9,8</text:p>
          </table:table-cell>
        </table:table-row>
        <table:table-row table:style-name="ro1">
          <table:table-cell table:formula="of:=-8.5+[.E100]" office:value-type="float" office:value="1.4">
            <text:p>1,4</text:p>
          </table:table-cell>
          <table:table-cell office:value-type="float" office:value="-0.525239454321871">
            <text:p>-0,5252394543</text:p>
          </table:table-cell>
          <table:table-cell office:value-type="float" office:value="0.0560799911430116">
            <text:p>0,0560799911</text:p>
          </table:table-cell>
          <table:table-cell table:formula="of:=[.C101]-[.C100]" office:value-type="float" office:value="-0.00100856524142">
            <text:p>-0,0010085652</text:p>
          </table:table-cell>
          <table:table-cell office:value-type="float" office:value="9.9">
            <text:p>9,9</text:p>
          </table:table-cell>
        </table:table-row>
        <table:table-row table:style-name="ro1">
          <table:table-cell table:formula="of:=-8.5+[.E101]" office:value-type="float" office:value="1.5">
            <text:p>1,5</text:p>
          </table:table-cell>
          <table:table-cell office:value-type="float" office:value="-0.573701264533235">
            <text:p>-0,5737012645</text:p>
          </table:table-cell>
          <table:table-cell office:value-type="float" office:value="0.0550714259015916">
            <text:p>0,0550714259</text:p>
          </table:table-cell>
          <table:table-cell table:formula="of:=[.C102]-[.C101]" office:value-type="float" office:value="-0.0010660893119838">
            <text:p>-0,001066089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-8.5+[.E102]" office:value-type="float" office:value="1.6">
            <text:p>1,6</text:p>
          </table:table-cell>
          <table:table-cell office:value-type="float" office:value="-0.59798011146442">
            <text:p>-0,5979801115</text:p>
          </table:table-cell>
          <table:table-cell office:value-type="float" office:value="0.0540053365896078">
            <text:p>0,0540053366</text:p>
          </table:table-cell>
          <table:table-cell table:formula="of:=[.C103]-[.C102]" office:value-type="float" office:value="-0.0010626798381314">
            <text:p>-0,0010626798</text:p>
          </table:table-cell>
          <table:table-cell office:value-type="float" office:value="10.1">
            <text:p>10,1</text:p>
          </table:table-cell>
        </table:table-row>
        <table:table-row table:style-name="ro1">
          <table:table-cell table:formula="of:=-8.5+[.E103]" office:value-type="float" office:value="1.7">
            <text:p>1,7</text:p>
          </table:table-cell>
          <table:table-cell office:value-type="float" office:value="-0.678569998277275">
            <text:p>-0,6785699983</text:p>
          </table:table-cell>
          <table:table-cell office:value-type="float" office:value="0.0529426567514764">
            <text:p>0,0529426568</text:p>
          </table:table-cell>
          <table:table-cell table:formula="of:=[.C104]-[.C103]" office:value-type="float" office:value="-0.0011216558311684">
            <text:p>-0,0011216558</text:p>
          </table:table-cell>
          <table:table-cell office:value-type="float" office:value="10.2">
            <text:p>10,2</text:p>
          </table:table-cell>
        </table:table-row>
        <table:table-row table:style-name="ro1">
          <table:table-cell table:formula="of:=-8.5+[.E104]" office:value-type="float" office:value="1.8">
            <text:p>1,8</text:p>
          </table:table-cell>
          <table:table-cell office:value-type="float" office:value="-0.716420821683415">
            <text:p>-0,7164208217</text:p>
          </table:table-cell>
          <table:table-cell office:value-type="float" office:value="0.051821000920308">
            <text:p>0,0518210009</text:p>
          </table:table-cell>
          <table:table-cell table:formula="of:=[.C105]-[.C104]" office:value-type="float" office:value="-0.0011956231336048">
            <text:p>-0,0011956231</text:p>
          </table:table-cell>
          <table:table-cell office:value-type="float" office:value="10.3">
            <text:p>10,3</text:p>
          </table:table-cell>
        </table:table-row>
        <table:table-row table:style-name="ro1">
          <table:table-cell table:formula="of:=-8.5+[.E105]" office:value-type="float" office:value="1.9">
            <text:p>1,9</text:p>
          </table:table-cell>
          <table:table-cell office:value-type="float" office:value="-0.771420542050916">
            <text:p>-0,7714205421</text:p>
          </table:table-cell>
          <table:table-cell office:value-type="float" office:value="0.0506253777867032">
            <text:p>0,0506253778</text:p>
          </table:table-cell>
          <table:table-cell table:formula="of:=[.C106]-[.C105]" office:value-type="float" office:value="-0.0012517457294255">
            <text:p>-0,0012517457</text:p>
          </table:table-cell>
          <table:table-cell office:value-type="float" office:value="10.4">
            <text:p>10,4</text:p>
          </table:table-cell>
        </table:table-row>
        <table:table-row table:style-name="ro1">
          <table:table-cell table:formula="of:=-8.5+[.E106]" office:value-type="float" office:value="2">
            <text:p>2</text:p>
          </table:table-cell>
          <table:table-cell office:value-type="float" office:value="-0.834468930921947">
            <text:p>-0,8344689309</text:p>
          </table:table-cell>
          <table:table-cell office:value-type="float" office:value="0.0493736320572777">
            <text:p>0,0493736321</text:p>
          </table:table-cell>
          <table:table-cell table:formula="of:=[.C107]-[.C106]" office:value-type="float" office:value="-0.0012662039380575">
            <text:p>-0,0012662039</text:p>
          </table:table-cell>
          <table:table-cell office:value-type="float" office:value="10.5">
            <text:p>10,5</text:p>
          </table:table-cell>
        </table:table-row>
        <table:table-row table:style-name="ro1">
          <table:table-cell table:formula="of:=-8.5+[.E107]" office:value-type="float" office:value="2.1">
            <text:p>2,1</text:p>
          </table:table-cell>
          <table:table-cell office:value-type="float" office:value="-0.891205502014827">
            <text:p>-0,891205502</text:p>
          </table:table-cell>
          <table:table-cell office:value-type="float" office:value="0.0481074281192202">
            <text:p>0,0481074281</text:p>
          </table:table-cell>
          <table:table-cell table:formula="of:=[.C108]-[.C107]" office:value-type="float" office:value="-0.00122703698932729">
            <text:p>-0,001227037</text:p>
          </table:table-cell>
          <table:table-cell office:value-type="float" office:value="10.6">
            <text:p>10,6</text:p>
          </table:table-cell>
        </table:table-row>
        <table:table-row table:style-name="ro1">
          <table:table-cell table:formula="of:=-8.5+[.E108]" office:value-type="float" office:value="2.2">
            <text:p>2,2</text:p>
          </table:table-cell>
          <table:table-cell office:value-type="float" office:value="-0.924230157056557">
            <text:p>-0,9242301571</text:p>
          </table:table-cell>
          <table:table-cell office:value-type="float" office:value="0.0468803911298929">
            <text:p>0,0468803911</text:p>
          </table:table-cell>
          <table:table-cell table:formula="of:=[.C109]-[.C108]" office:value-type="float" office:value="-0.0013078597615666">
            <text:p>-0,0013078598</text:p>
          </table:table-cell>
          <table:table-cell office:value-type="float" office:value="10.7">
            <text:p>10,7</text:p>
          </table:table-cell>
        </table:table-row>
        <table:table-row table:style-name="ro1">
          <table:table-cell table:formula="of:=-8.5+[.E109]" office:value-type="float" office:value="2.3">
            <text:p>2,3</text:p>
          </table:table-cell>
          <table:table-cell office:value-type="float" office:value="-0.968676193218615">
            <text:p>-0,9686761932</text:p>
          </table:table-cell>
          <table:table-cell office:value-type="float" office:value="0.0455725313683263">
            <text:p>0,0455725314</text:p>
          </table:table-cell>
          <table:table-cell table:formula="of:=[.C110]-[.C109]" office:value-type="float" office:value="-0.0012737767654353">
            <text:p>-0,0012737768</text:p>
          </table:table-cell>
          <table:table-cell office:value-type="float" office:value="10.8">
            <text:p>10,8</text:p>
          </table:table-cell>
        </table:table-row>
        <table:table-row table:style-name="ro1">
          <table:table-cell table:formula="of:=-8.5+[.E110]" office:value-type="float" office:value="2.4">
            <text:p>2,4</text:p>
          </table:table-cell>
          <table:table-cell office:value-type="float" office:value="-1.05274016081732">
            <text:p>-1,0527401608</text:p>
          </table:table-cell>
          <table:table-cell office:value-type="float" office:value="0.044298754602891">
            <text:p>0,0442987546</text:p>
          </table:table-cell>
          <table:table-cell table:formula="of:=[.C111]-[.C110]" office:value-type="float" office:value="-0.0013799187231868">
            <text:p>-0,0013799187</text:p>
          </table:table-cell>
          <table:table-cell office:value-type="float" office:value="10.9">
            <text:p>10,9</text:p>
          </table:table-cell>
        </table:table-row>
        <table:table-row table:style-name="ro1">
          <table:table-cell table:formula="of:=-8.5+[.E111]" office:value-type="float" office:value="2.5">
            <text:p>2,5</text:p>
          </table:table-cell>
          <table:table-cell office:value-type="float" office:value="-1.11760900274548">
            <text:p>-1,1176090027</text:p>
          </table:table-cell>
          <table:table-cell office:value-type="float" office:value="0.0429188358797042">
            <text:p>0,0429188359</text:p>
          </table:table-cell>
          <table:table-cell table:formula="of:=[.C112]-[.C111]" office:value-type="float" office:value="-0.0013066586368391">
            <text:p>-0,001306658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formula="of:=-8.5+[.E112]" office:value-type="float" office:value="2.6">
            <text:p>2,6</text:p>
          </table:table-cell>
          <table:table-cell office:value-type="float" office:value="-1.14344653108346">
            <text:p>-1,1434465311</text:p>
          </table:table-cell>
          <table:table-cell office:value-type="float" office:value="0.0416121772428651">
            <text:p>0,0416121772</text:p>
          </table:table-cell>
          <table:table-cell table:formula="of:=[.C113]-[.C112]" office:value-type="float" office:value="-0.00126638128933709">
            <text:p>-0,0012663813</text:p>
          </table:table-cell>
          <table:table-cell office:value-type="float" office:value="11.1">
            <text:p>11,1</text:p>
          </table:table-cell>
        </table:table-row>
        <table:table-row table:style-name="ro1">
          <table:table-cell table:formula="of:=-8.5+[.E113]" office:value-type="float" office:value="2.7">
            <text:p>2,7</text:p>
          </table:table-cell>
          <table:table-cell office:value-type="float" office:value="-1.21076951515584">
            <text:p>-1,2107695152</text:p>
          </table:table-cell>
          <table:table-cell office:value-type="float" office:value="0.040345795953528">
            <text:p>0,040345796</text:p>
          </table:table-cell>
          <table:table-cell table:formula="of:=[.C114]-[.C113]" office:value-type="float" office:value="-0.00134914685314631">
            <text:p>-0,0013491469</text:p>
          </table:table-cell>
          <table:table-cell office:value-type="float" office:value="11.2">
            <text:p>11,2</text:p>
          </table:table-cell>
        </table:table-row>
        <table:table-row table:style-name="ro1">
          <table:table-cell table:formula="of:=-8.5+[.E114]" office:value-type="float" office:value="2.8">
            <text:p>2,8</text:p>
          </table:table-cell>
          <table:table-cell office:value-type="float" office:value="-1.29142126406752">
            <text:p>-1,2914212641</text:p>
          </table:table-cell>
          <table:table-cell office:value-type="float" office:value="0.0389966491003817">
            <text:p>0,0389966491</text:p>
          </table:table-cell>
          <table:table-cell table:formula="of:=[.C115]-[.C114]" office:value-type="float" office:value="-0.001265910729441">
            <text:p>-0,0012659107</text:p>
          </table:table-cell>
          <table:table-cell office:value-type="float" office:value="11.3">
            <text:p>11,3</text:p>
          </table:table-cell>
        </table:table-row>
        <table:table-row table:style-name="ro1">
          <table:table-cell table:formula="of:=-8.5+[.E115]" office:value-type="float" office:value="2.9">
            <text:p>2,9</text:p>
          </table:table-cell>
          <table:table-cell office:value-type="float" office:value="-1.32886896530537">
            <text:p>-1,3288689653</text:p>
          </table:table-cell>
          <table:table-cell office:value-type="float" office:value="0.0377307383709407">
            <text:p>0,0377307384</text:p>
          </table:table-cell>
          <table:table-cell table:formula="of:=[.C116]-[.C115]" office:value-type="float" office:value="-0.0013494800791083">
            <text:p>-0,0013494801</text:p>
          </table:table-cell>
          <table:table-cell office:value-type="float" office:value="11.4">
            <text:p>11,4</text:p>
          </table:table-cell>
        </table:table-row>
        <table:table-row table:style-name="ro1">
          <table:table-cell table:formula="of:=-8.5+[.E116]" office:value-type="float" office:value="3">
            <text:p>3</text:p>
          </table:table-cell>
          <table:table-cell office:value-type="float" office:value="-1.40601691860962">
            <text:p>-1,4060169186</text:p>
          </table:table-cell>
          <table:table-cell office:value-type="float" office:value="0.0363812582918324">
            <text:p>0,0363812583</text:p>
          </table:table-cell>
          <table:table-cell table:formula="of:=[.C117]-[.C116]" office:value-type="float" office:value="-0.0012256317024457">
            <text:p>-0,0012256317</text:p>
          </table:table-cell>
          <table:table-cell office:value-type="float" office:value="11.5">
            <text:p>11,5</text:p>
          </table:table-cell>
        </table:table-row>
        <table:table-row table:style-name="ro1">
          <table:table-cell table:formula="of:=-8.5+[.E117]" office:value-type="float" office:value="3.1">
            <text:p>3,1</text:p>
          </table:table-cell>
          <table:table-cell office:value-type="float" office:value="-1.46468522754582">
            <text:p>-1,4646852275</text:p>
          </table:table-cell>
          <table:table-cell office:value-type="float" office:value="0.0351556265893867">
            <text:p>0,0351556266</text:p>
          </table:table-cell>
          <table:table-cell table:formula="of:=[.C118]-[.C117]" office:value-type="float" office:value="-0.0012611436705082">
            <text:p>-0,0012611437</text:p>
          </table:table-cell>
          <table:table-cell office:value-type="float" office:value="11.6">
            <text:p>11,6</text:p>
          </table:table-cell>
        </table:table-row>
        <table:table-row table:style-name="ro1">
          <table:table-cell table:formula="of:=-8.5+[.E118]" office:value-type="float" office:value="3.2">
            <text:p>3,2</text:p>
          </table:table-cell>
          <table:table-cell office:value-type="float" office:value="-1.53890958775197">
            <text:p>-1,5389095878</text:p>
          </table:table-cell>
          <table:table-cell office:value-type="float" office:value="0.0338944829188785">
            <text:p>0,0338944829</text:p>
          </table:table-cell>
          <table:table-cell table:formula="of:=[.C119]-[.C118]" office:value-type="float" office:value="-0.0012529495499396">
            <text:p>-0,0012529495</text:p>
          </table:table-cell>
          <table:table-cell office:value-type="float" office:value="11.7">
            <text:p>11,7</text:p>
          </table:table-cell>
        </table:table-row>
        <table:table-row table:style-name="ro1">
          <table:table-cell table:formula="of:=-8.5+[.E119]" office:value-type="float" office:value="3.3">
            <text:p>3,3</text:p>
          </table:table-cell>
          <table:table-cell office:value-type="float" office:value="-1.62319310326352">
            <text:p>-1,6231931033</text:p>
          </table:table-cell>
          <table:table-cell office:value-type="float" office:value="0.0326415333689389">
            <text:p>0,0326415334</text:p>
          </table:table-cell>
          <table:table-cell table:formula="of:=[.C120]-[.C119]" office:value-type="float" office:value="-0.0011471285269302">
            <text:p>-0,0011471285</text:p>
          </table:table-cell>
          <table:table-cell office:value-type="float" office:value="11.8">
            <text:p>11,8</text:p>
          </table:table-cell>
        </table:table-row>
        <table:table-row table:style-name="ro1">
          <table:table-cell table:formula="of:=-8.5+[.E120]" office:value-type="float" office:value="3.4">
            <text:p>3,4</text:p>
          </table:table-cell>
          <table:table-cell office:value-type="float" office:value="-1.67489774297122">
            <text:p>-1,674897743</text:p>
          </table:table-cell>
          <table:table-cell office:value-type="float" office:value="0.0314944048420087">
            <text:p>0,0314944048</text:p>
          </table:table-cell>
          <table:table-cell table:formula="of:=[.C121]-[.C120]" office:value-type="float" office:value="-0.0011527571657041">
            <text:p>-0,0011527572</text:p>
          </table:table-cell>
          <table:table-cell office:value-type="float" office:value="11.9">
            <text:p>11,9</text:p>
          </table:table-cell>
        </table:table-row>
        <table:table-row table:style-name="ro1">
          <table:table-cell table:formula="of:=-8.5+[.E121]" office:value-type="float" office:value="3.5">
            <text:p>3,5</text:p>
          </table:table-cell>
          <table:table-cell office:value-type="float" office:value="-1.72772730167038">
            <text:p>-1,7277273017</text:p>
          </table:table-cell>
          <table:table-cell office:value-type="float" office:value="0.0303416476763046">
            <text:p>0,0303416477</text:p>
          </table:table-cell>
          <table:table-cell table:formula="of:=[.C122]-[.C121]" office:value-type="float" office:value="-0.0011866900647623">
            <text:p>-0,001186690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formula="of:=-8.5+[.E122]" office:value-type="float" office:value="3.6">
            <text:p>3,6</text:p>
          </table:table-cell>
          <table:table-cell office:value-type="float" office:value="-1.78767618636007">
            <text:p>-1,7876761864</text:p>
          </table:table-cell>
          <table:table-cell office:value-type="float" office:value="0.0291549576115423">
            <text:p>0,0291549576</text:p>
          </table:table-cell>
          <table:table-cell table:formula="of:=[.C123]-[.C122]" office:value-type="float" office:value="-0.0011076235991318">
            <text:p>-0,0011076236</text:p>
          </table:table-cell>
          <table:table-cell office:value-type="float" office:value="12.1">
            <text:p>12,1</text:p>
          </table:table-cell>
        </table:table-row>
        <table:table-row table:style-name="ro1">
          <table:table-cell table:formula="of:=-8.5+[.E123]" office:value-type="float" office:value="3.7">
            <text:p>3,7</text:p>
          </table:table-cell>
          <table:table-cell office:value-type="float" office:value="-1.84341110486701">
            <text:p>-1,8434111049</text:p>
          </table:table-cell>
          <table:table-cell office:value-type="float" office:value="0.0280473340124105">
            <text:p>0,028047334</text:p>
          </table:table-cell>
          <table:table-cell table:formula="of:=[.C124]-[.C123]" office:value-type="float" office:value="-0.0010816403122463">
            <text:p>-0,0010816403</text:p>
          </table:table-cell>
          <table:table-cell office:value-type="float" office:value="12.2">
            <text:p>12,2</text:p>
          </table:table-cell>
        </table:table-row>
        <table:table-row table:style-name="ro1">
          <table:table-cell table:formula="of:=-8.5+[.E124]" office:value-type="float" office:value="3.8">
            <text:p>3,8</text:p>
          </table:table-cell>
          <table:table-cell office:value-type="float" office:value="-1.97277894253363">
            <text:p>-1,9727789425</text:p>
          </table:table-cell>
          <table:table-cell office:value-type="float" office:value="0.0269656937001642">
            <text:p>0,0269656937</text:p>
          </table:table-cell>
          <table:table-cell table:formula="of:=[.C125]-[.C124]" office:value-type="float" office:value="-0.0010446011132458">
            <text:p>-0,0010446011</text:p>
          </table:table-cell>
          <table:table-cell office:value-type="float" office:value="12.3">
            <text:p>12,3</text:p>
          </table:table-cell>
        </table:table-row>
        <table:table-row table:style-name="ro1">
          <table:table-cell table:formula="of:=-8.5+[.E125]" office:value-type="float" office:value="3.9">
            <text:p>3,9</text:p>
          </table:table-cell>
          <table:table-cell office:value-type="float" office:value="-2.04494381925654">
            <text:p>-2,0449438193</text:p>
          </table:table-cell>
          <table:table-cell office:value-type="float" office:value="0.0259210925869184">
            <text:p>0,0259210926</text:p>
          </table:table-cell>
          <table:table-cell table:formula="of:=[.C126]-[.C125]" office:value-type="float" office:value="-0.0010144251756437">
            <text:p>-0,0010144252</text:p>
          </table:table-cell>
          <table:table-cell office:value-type="float" office:value="12.4">
            <text:p>12,4</text:p>
          </table:table-cell>
        </table:table-row>
        <table:table-row table:style-name="ro1">
          <table:table-cell table:formula="of:=-8.5+[.E126]" office:value-type="float" office:value="4">
            <text:p>4</text:p>
          </table:table-cell>
          <table:table-cell office:value-type="float" office:value="-2.10863806156108">
            <text:p>-2,1086380616</text:p>
          </table:table-cell>
          <table:table-cell office:value-type="float" office:value="0.0249066674112747">
            <text:p>0,0249066674</text:p>
          </table:table-cell>
          <table:table-cell table:formula="of:=[.C127]-[.C126]" office:value-type="float" office:value="-0.000960782815651696">
            <text:p>-0,0009607828</text:p>
          </table:table-cell>
          <table:table-cell office:value-type="float" office:value="12.5">
            <text:p>12,5</text:p>
          </table:table-cell>
        </table:table-row>
        <table:table-row table:style-name="ro1">
          <table:table-cell table:formula="of:=-8.5+[.E127]" office:value-type="float" office:value="4.1">
            <text:p>4,1</text:p>
          </table:table-cell>
          <table:table-cell office:value-type="float" office:value="-2.19548279457767">
            <text:p>-2,1954827946</text:p>
          </table:table-cell>
          <table:table-cell office:value-type="float" office:value="0.023945884595623">
            <text:p>0,0239458846</text:p>
          </table:table-cell>
          <table:table-cell table:formula="of:=[.C128]-[.C127]" office:value-type="float" office:value="-0.000964456338806402">
            <text:p>-0,0009644563</text:p>
          </table:table-cell>
          <table:table-cell office:value-type="float" office:value="12.6">
            <text:p>12,6</text:p>
          </table:table-cell>
        </table:table-row>
        <table:table-row table:style-name="ro1">
          <table:table-cell table:formula="of:=-8.5+[.E128]" office:value-type="float" office:value="4.2">
            <text:p>4,2</text:p>
          </table:table-cell>
          <table:table-cell office:value-type="float" office:value="-2.32155630154741">
            <text:p>-2,3215563015</text:p>
          </table:table-cell>
          <table:table-cell office:value-type="float" office:value="0.0229814282568166">
            <text:p>0,0229814283</text:p>
          </table:table-cell>
          <table:table-cell table:formula="of:=[.C129]-[.C128]" office:value-type="float" office:value="-0.000897630947351503">
            <text:p>-0,0008976309</text:p>
          </table:table-cell>
          <table:table-cell office:value-type="float" office:value="12.7">
            <text:p>12,7</text:p>
          </table:table-cell>
        </table:table-row>
        <table:table-row table:style-name="ro1">
          <table:table-cell table:formula="of:=-8.5+[.E129]" office:value-type="float" office:value="4.3">
            <text:p>4,3</text:p>
          </table:table-cell>
          <table:table-cell office:value-type="float" office:value="-2.39385439992177">
            <text:p>-2,3938543999</text:p>
          </table:table-cell>
          <table:table-cell office:value-type="float" office:value="0.0220837973094651">
            <text:p>0,0220837973</text:p>
          </table:table-cell>
          <table:table-cell table:formula="of:=[.C130]-[.C129]" office:value-type="float" office:value="-0.0008309872221039">
            <text:p>-0,0008309872</text:p>
          </table:table-cell>
          <table:table-cell office:value-type="float" office:value="12.8">
            <text:p>12,8</text:p>
          </table:table-cell>
        </table:table-row>
        <table:table-row table:style-name="ro1">
          <table:table-cell table:formula="of:=-8.5+[.E130]" office:value-type="float" office:value="4.4">
            <text:p>4,4</text:p>
          </table:table-cell>
          <table:table-cell office:value-type="float" office:value="-2.46385114912059">
            <text:p>-2,4638511491</text:p>
          </table:table-cell>
          <table:table-cell office:value-type="float" office:value="0.0212528100873612">
            <text:p>0,0212528101</text:p>
          </table:table-cell>
          <table:table-cell table:formula="of:=[.C131]-[.C130]" office:value-type="float" office:value="-0.000863500337165601">
            <text:p>-0,0008635003</text:p>
          </table:table-cell>
          <table:table-cell office:value-type="float" office:value="12.9">
            <text:p>12,9</text:p>
          </table:table-cell>
        </table:table-row>
        <table:table-row table:style-name="ro1">
          <table:table-cell table:formula="of:=-8.5+[.E131]" office:value-type="float" office:value="4.5">
            <text:p>4,5</text:p>
          </table:table-cell>
          <table:table-cell office:value-type="float" office:value="-2.54359132543295">
            <text:p>-2,5435913254</text:p>
          </table:table-cell>
          <table:table-cell office:value-type="float" office:value="0.0203893097501956">
            <text:p>0,0203893098</text:p>
          </table:table-cell>
          <table:table-cell table:formula="of:=[.C132]-[.C131]" office:value-type="float" office:value="-0.000782605963317098">
            <text:p>-0,00078260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formula="of:=-8.5+[.E132]" office:value-type="float" office:value="4.6">
            <text:p>4,6</text:p>
          </table:table-cell>
          <table:table-cell office:value-type="float" office:value="-2.63992538735574">
            <text:p>-2,6399253874</text:p>
          </table:table-cell>
          <table:table-cell office:value-type="float" office:value="0.0196067037868785">
            <text:p>0,0196067038</text:p>
          </table:table-cell>
          <table:table-cell table:formula="of:=[.C133]-[.C132]" office:value-type="float" office:value="-0.000784851788329599">
            <text:p>-0,0007848518</text:p>
          </table:table-cell>
          <table:table-cell office:value-type="float" office:value="13.1">
            <text:p>13,1</text:p>
          </table:table-cell>
        </table:table-row>
        <table:table-row table:style-name="ro1">
          <table:table-cell table:formula="of:=-8.5+[.E133]" office:value-type="float" office:value="4.7">
            <text:p>4,7</text:p>
          </table:table-cell>
          <table:table-cell office:value-type="float" office:value="-2.75243172103912">
            <text:p>-2,752431721</text:p>
          </table:table-cell>
          <table:table-cell office:value-type="float" office:value="0.0188218519985489">
            <text:p>0,018821852</text:p>
          </table:table-cell>
          <table:table-cell table:formula="of:=[.C134]-[.C133]" office:value-type="float" office:value="-0.000755645364529402">
            <text:p>-0,0007556454</text:p>
          </table:table-cell>
          <table:table-cell office:value-type="float" office:value="13.2">
            <text:p>13,2</text:p>
          </table:table-cell>
        </table:table-row>
        <table:table-row table:style-name="ro1">
          <table:table-cell table:formula="of:=-8.5+[.E134]" office:value-type="float" office:value="4.8">
            <text:p>4,8</text:p>
          </table:table-cell>
          <table:table-cell office:value-type="float" office:value="-2.84735123226087">
            <text:p>-2,8473512323</text:p>
          </table:table-cell>
          <table:table-cell office:value-type="float" office:value="0.0180662066340195">
            <text:p>0,0180662066</text:p>
          </table:table-cell>
          <table:table-cell table:formula="of:=[.C135]-[.C134]" office:value-type="float" office:value="-0.000710494846298298">
            <text:p>-0,0007104948</text:p>
          </table:table-cell>
          <table:table-cell office:value-type="float" office:value="13.3">
            <text:p>13,3</text:p>
          </table:table-cell>
        </table:table-row>
        <table:table-row table:style-name="ro1">
          <table:table-cell table:formula="of:=-8.5+[.E135]" office:value-type="float" office:value="4.9">
            <text:p>4,9</text:p>
          </table:table-cell>
          <table:table-cell office:value-type="float" office:value="-2.96600772606819">
            <text:p>-2,9660077261</text:p>
          </table:table-cell>
          <table:table-cell office:value-type="float" office:value="0.0173557117877212">
            <text:p>0,0173557118</text:p>
          </table:table-cell>
          <table:table-cell table:formula="of:=[.C136]-[.C135]" office:value-type="float" office:value="-0.0006705171019777">
            <text:p>-0,0006705171</text:p>
          </table:table-cell>
          <table:table-cell office:value-type="float" office:value="13.4">
            <text:p>13,4</text:p>
          </table:table-cell>
        </table:table-row>
        <table:table-row table:style-name="ro1">
          <table:table-cell table:formula="of:=-8.5+[.E136]" office:value-type="float" office:value="5">
            <text:p>5</text:p>
          </table:table-cell>
          <table:table-cell office:value-type="float" office:value="-3.09343472305332">
            <text:p>-3,0934347231</text:p>
          </table:table-cell>
          <table:table-cell office:value-type="float" office:value="0.0166851946857435">
            <text:p>0,0166851947</text:p>
          </table:table-cell>
          <table:table-cell table:formula="of:=[.C137]-[.C136]" office:value-type="float" office:value="-0.0006075327029046">
            <text:p>-0,0006075327</text:p>
          </table:table-cell>
          <table:table-cell office:value-type="float" office:value="13.5">
            <text:p>13,5</text:p>
          </table:table-cell>
        </table:table-row>
        <table:table-row table:style-name="ro1">
          <table:table-cell table:formula="of:=-8.5+[.E137]" office:value-type="float" office:value="5.1">
            <text:p>5,1</text:p>
          </table:table-cell>
          <table:table-cell office:value-type="float" office:value="-3.18190361289976">
            <text:p>-3,1819036129</text:p>
          </table:table-cell>
          <table:table-cell office:value-type="float" office:value="0.0160776619828389">
            <text:p>0,016077662</text:p>
          </table:table-cell>
          <table:table-cell table:formula="of:=[.C138]-[.C137]" office:value-type="float" office:value="-0.000620079455344601">
            <text:p>-0,0006200795</text:p>
          </table:table-cell>
          <table:table-cell office:value-type="float" office:value="13.6">
            <text:p>13,6</text:p>
          </table:table-cell>
        </table:table-row>
        <table:table-row table:style-name="ro1">
          <table:table-cell table:formula="of:=-8.5+[.E138]" office:value-type="float" office:value="5.2">
            <text:p>5,2</text:p>
          </table:table-cell>
          <table:table-cell office:value-type="float" office:value="-3.28832932950393">
            <text:p>-3,2883293295</text:p>
          </table:table-cell>
          <table:table-cell office:value-type="float" office:value="0.0154575825274943">
            <text:p>0,0154575825</text:p>
          </table:table-cell>
          <table:table-cell table:formula="of:=[.C139]-[.C138]" office:value-type="float" office:value="-0.000588696640663499">
            <text:p>-0,0005886966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table:formula="of:=-8.5+[.E139]" office:value-type="float" office:value="5.3">
            <text:p>5,3</text:p>
          </table:table-cell>
          <table:table-cell office:value-type="float" office:value="-3.42935661699477">
            <text:p>-3,429356617</text:p>
          </table:table-cell>
          <table:table-cell office:value-type="float" office:value="0.0148688858868308">
            <text:p>0,0148688859</text:p>
          </table:table-cell>
          <table:table-cell table:formula="of:=[.C140]-[.C139]" office:value-type="float" office:value="-0.000564634769247301">
            <text:p>-0,0005646348</text:p>
          </table:table-cell>
          <table:table-cell office:value-type="float" office:value="13.8">
            <text:p>13,8</text:p>
          </table:table-cell>
        </table:table-row>
        <table:table-row table:style-name="ro1">
          <table:table-cell table:formula="of:=-8.5+[.E140]" office:value-type="float" office:value="5.4">
            <text:p>5,4</text:p>
          </table:table-cell>
          <table:table-cell office:value-type="float" office:value="-3.53588194914574">
            <text:p>-3,5358819491</text:p>
          </table:table-cell>
          <table:table-cell office:value-type="float" office:value="0.0143042511175835">
            <text:p>0,0143042511</text:p>
          </table:table-cell>
          <table:table-cell table:formula="of:=[.C141]-[.C140]" office:value-type="float" office:value="-0.000533551089238599">
            <text:p>-0,0005335511</text:p>
          </table:table-cell>
          <table:table-cell office:value-type="float" office:value="13.9">
            <text:p>13,9</text:p>
          </table:table-cell>
        </table:table-row>
        <table:table-row table:style-name="ro1">
          <table:table-cell table:formula="of:=-8.5+[.E141]" office:value-type="float" office:value="5.5">
            <text:p>5,5</text:p>
          </table:table-cell>
          <table:table-cell office:value-type="float" office:value="-3.68881160486538">
            <text:p>-3,6888116049</text:p>
          </table:table-cell>
          <table:table-cell office:value-type="float" office:value="0.0137707000283449">
            <text:p>0,0137707</text:p>
          </table:table-cell>
          <table:table-cell table:formula="of:=[.C142]-[.C141]" office:value-type="float" office:value="-0.0004583811307602">
            <text:p>-0,00045838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formula="of:=-8.5+[.E142]" office:value-type="float" office:value="5.6">
            <text:p>5,6</text:p>
          </table:table-cell>
          <table:table-cell office:value-type="float" office:value="-3.8462979516363">
            <text:p>-3,8462979516</text:p>
          </table:table-cell>
          <table:table-cell office:value-type="float" office:value="0.0133123188975847">
            <text:p>0,0133123189</text:p>
          </table:table-cell>
          <table:table-cell table:formula="of:=[.C143]-[.C142]" office:value-type="float" office:value="-0.0004919376260459">
            <text:p>-0,0004919376</text:p>
          </table:table-cell>
          <table:table-cell office:value-type="float" office:value="14.1">
            <text:p>14,1</text:p>
          </table:table-cell>
        </table:table-row>
        <table:table-row table:style-name="ro1">
          <table:table-cell table:formula="of:=-8.5+[.E143]" office:value-type="float" office:value="5.7">
            <text:p>5,7</text:p>
          </table:table-cell>
          <table:table-cell office:value-type="float" office:value="-3.96937341228895">
            <text:p>-3,9693734123</text:p>
          </table:table-cell>
          <table:table-cell office:value-type="float" office:value="0.0128203812715388">
            <text:p>0,0128203813</text:p>
          </table:table-cell>
          <table:table-cell table:formula="of:=[.C144]-[.C143]" office:value-type="float" office:value="-0.000438532459647199">
            <text:p>-0,0004385325</text:p>
          </table:table-cell>
          <table:table-cell office:value-type="float" office:value="14.2">
            <text:p>14,2</text:p>
          </table:table-cell>
        </table:table-row>
        <table:table-row table:style-name="ro1">
          <table:table-cell table:formula="of:=-8.5+[.E144]" office:value-type="float" office:value="5.8">
            <text:p>5,8</text:p>
          </table:table-cell>
          <table:table-cell office:value-type="float" office:value="-4.12992793510349">
            <text:p>-4,1299279351</text:p>
          </table:table-cell>
          <table:table-cell office:value-type="float" office:value="0.0123818488118916">
            <text:p>0,0123818488</text:p>
          </table:table-cell>
          <table:table-cell table:formula="of:=[.C145]-[.C144]" office:value-type="float" office:value="-0.000408206009162301">
            <text:p>-0,000408206</text:p>
          </table:table-cell>
          <table:table-cell office:value-type="float" office:value="14.3">
            <text:p>14,3</text:p>
          </table:table-cell>
        </table:table-row>
        <table:table-row table:style-name="ro1">
          <table:table-cell table:formula="of:=-8.5+[.E145]" office:value-type="float" office:value="5.9">
            <text:p>5,9</text:p>
          </table:table-cell>
          <table:table-cell office:value-type="float" office:value="-4.29304909707555">
            <text:p>-4,2930490971</text:p>
          </table:table-cell>
          <table:table-cell office:value-type="float" office:value="0.0119736428027293">
            <text:p>0,0119736428</text:p>
          </table:table-cell>
          <table:table-cell table:formula="of:=[.C146]-[.C145]" office:value-type="float" office:value="-0.000378173557622">
            <text:p>-0,0003781736</text:p>
          </table:table-cell>
          <table:table-cell office:value-type="float" office:value="14.4">
            <text:p>14,4</text:p>
          </table:table-cell>
        </table:table-row>
        <table:table-row table:style-name="ro1">
          <table:table-cell table:formula="of:=-8.5+[.E146]" office:value-type="float" office:value="6">
            <text:p>6</text:p>
          </table:table-cell>
          <table:table-cell office:value-type="float" office:value="-4.4246953946714">
            <text:p>-4,4246953947</text:p>
          </table:table-cell>
          <table:table-cell office:value-type="float" office:value="0.0115954692451073">
            <text:p>0,0115954692</text:p>
          </table:table-cell>
          <table:table-cell table:formula="of:=[.C147]-[.C146]" office:value-type="float" office:value="-0.000402991567119201">
            <text:p>-0,0004029916</text:p>
          </table:table-cell>
          <table:table-cell office:value-type="float" office:value="14.5">
            <text:p>14,5</text:p>
          </table:table-cell>
        </table:table-row>
        <table:table-row table:style-name="ro1">
          <table:table-cell table:formula="of:=-8.5+[.E147]" office:value-type="float" office:value="6.1">
            <text:p>6,1</text:p>
          </table:table-cell>
          <table:table-cell office:value-type="float" office:value="-4.59585688879961">
            <text:p>-4,5958568888</text:p>
          </table:table-cell>
          <table:table-cell office:value-type="float" office:value="0.0111924776779881">
            <text:p>0,0111924777</text:p>
          </table:table-cell>
          <table:table-cell table:formula="of:=[.C148]-[.C147]" office:value-type="float" office:value="-0.0003444693002485">
            <text:p>-0,0003444693</text:p>
          </table:table-cell>
          <table:table-cell office:value-type="float" office:value="14.6">
            <text:p>14,6</text:p>
          </table:table-cell>
        </table:table-row>
        <table:table-row table:style-name="ro1">
          <table:table-cell table:formula="of:=-8.5+[.E148]" office:value-type="float" office:value="6.2">
            <text:p>6,2</text:p>
          </table:table-cell>
          <table:table-cell office:value-type="float" office:value="-4.77435177285975">
            <text:p>-4,7743517729</text:p>
          </table:table-cell>
          <table:table-cell office:value-type="float" office:value="0.0108480083777396">
            <text:p>0,0108480084</text:p>
          </table:table-cell>
          <table:table-cell table:formula="of:=[.C149]-[.C148]" office:value-type="float" office:value="-0.000344014503801799">
            <text:p>-0,0003440145</text:p>
          </table:table-cell>
          <table:table-cell office:value-type="float" office:value="14.7">
            <text:p>14,7</text:p>
          </table:table-cell>
        </table:table-row>
        <table:table-row table:style-name="ro1">
          <table:table-cell table:formula="of:=-8.5+[.E149]" office:value-type="float" office:value="6.3">
            <text:p>6,3</text:p>
          </table:table-cell>
          <table:table-cell office:value-type="float" office:value="-4.95554705341493">
            <text:p>-4,9555470534</text:p>
          </table:table-cell>
          <table:table-cell office:value-type="float" office:value="0.0105039938739378">
            <text:p>0,0105039939</text:p>
          </table:table-cell>
          <table:table-cell table:formula="of:=[.C150]-[.C149]" office:value-type="float" office:value="-0.0003039162584353">
            <text:p>-0,0003039163</text:p>
          </table:table-cell>
          <table:table-cell office:value-type="float" office:value="14.8">
            <text:p>14,8</text:p>
          </table:table-cell>
        </table:table-row>
        <table:table-row table:style-name="ro1">
          <table:table-cell table:formula="of:=-8.5+[.E150]" office:value-type="float" office:value="6.4">
            <text:p>6,4</text:p>
          </table:table-cell>
          <table:table-cell office:value-type="float" office:value="-5.16172177134325">
            <text:p>-5,1617217713</text:p>
          </table:table-cell>
          <table:table-cell office:value-type="float" office:value="0.0102000776155025">
            <text:p>0,0102000776</text:p>
          </table:table-cell>
          <table:table-cell table:formula="of:=[.C151]-[.C150]" office:value-type="float" office:value="-0.000279475241329499">
            <text:p>-0,0002794752</text:p>
          </table:table-cell>
          <table:table-cell office:value-type="float" office:value="14.9">
            <text:p>14,9</text:p>
          </table:table-cell>
        </table:table-row>
        <table:table-row table:style-name="ro1">
          <table:table-cell table:formula="of:=-8.5+[.E151]" office:value-type="float" office:value="6.5">
            <text:p>6,5</text:p>
          </table:table-cell>
          <table:table-cell office:value-type="float" office:value="-5.34632409893808">
            <text:p>-5,3463240989</text:p>
          </table:table-cell>
          <table:table-cell office:value-type="float" office:value="0.009920602374173">
            <text:p>0,0099206024</text:p>
          </table:table-cell>
          <table:table-cell table:formula="of:=[.C152]-[.C151]" office:value-type="float" office:value="-0.000280265192545591">
            <text:p>-0,000280265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formula="of:=-8.5+[.E152]" office:value-type="float" office:value="6.6">
            <text:p>6,6</text:p>
          </table:table-cell>
          <table:table-cell office:value-type="float" office:value="-5.51074950856732">
            <text:p>-5,5107495086</text:p>
          </table:table-cell>
          <table:table-cell office:value-type="float" office:value="0.00964033718162741">
            <text:p>0,0096403372</text:p>
          </table:table-cell>
          <table:table-cell table:formula="of:=[.C153]-[.C152]" office:value-type="float" office:value="-0.000260077122626989">
            <text:p>-0,0002600771</text:p>
          </table:table-cell>
          <table:table-cell office:value-type="float" office:value="15.1">
            <text:p>15,1</text:p>
          </table:table-cell>
        </table:table-row>
        <table:table-row table:style-name="ro1">
          <table:table-cell table:formula="of:=-8.5+[.E153]" office:value-type="float" office:value="6.7">
            <text:p>6,7</text:p>
          </table:table-cell>
          <table:table-cell office:value-type="float" office:value="-5.74099116043306">
            <text:p>-5,7409911604</text:p>
          </table:table-cell>
          <table:table-cell office:value-type="float" office:value="0.00938026005900042">
            <text:p>0,0093802601</text:p>
          </table:table-cell>
          <table:table-cell table:formula="of:=[.C154]-[.C153]" office:value-type="float" office:value="-0.00025361791454075">
            <text:p>-0,0002536179</text:p>
          </table:table-cell>
          <table:table-cell office:value-type="float" office:value="15.2">
            <text:p>15,2</text:p>
          </table:table-cell>
        </table:table-row>
        <table:table-row table:style-name="ro1">
          <table:table-cell table:formula="of:=-8.5+[.E154]" office:value-type="float" office:value="6.8">
            <text:p>6,8</text:p>
          </table:table-cell>
          <table:table-cell office:value-type="float" office:value="-6.04389443231744">
            <text:p>-6,0438944323</text:p>
          </table:table-cell>
          <table:table-cell office:value-type="float" office:value="0.00912664214445967">
            <text:p>0,0091266421</text:p>
          </table:table-cell>
          <table:table-cell table:formula="of:=[.C155]-[.C154]" office:value-type="float" office:value="-0.00022824750547553">
            <text:p>-0,0002282475</text:p>
          </table:table-cell>
          <table:table-cell office:value-type="float" office:value="15.3">
            <text:p>15,3</text:p>
          </table:table-cell>
        </table:table-row>
        <table:table-row table:style-name="ro1">
          <table:table-cell table:formula="of:=-8.5+[.E155]" office:value-type="float" office:value="6.9">
            <text:p>6,9</text:p>
          </table:table-cell>
          <table:table-cell office:value-type="float" office:value="-6.26557427475638">
            <text:p>-6,2655742748</text:p>
          </table:table-cell>
          <table:table-cell office:value-type="float" office:value="0.00889839463898414">
            <text:p>0,0088983946</text:p>
          </table:table-cell>
          <table:table-cell table:formula="of:=[.C156]-[.C155]" office:value-type="float" office:value="-0.000216287320924241">
            <text:p>-0,0002162873</text:p>
          </table:table-cell>
          <table:table-cell office:value-type="float" office:value="15.4">
            <text:p>15,4</text:p>
          </table:table-cell>
        </table:table-row>
        <table:table-row table:style-name="ro1">
          <table:table-cell table:formula="of:=-8.5+[.E156]" office:value-type="float" office:value="7">
            <text:p>7</text:p>
          </table:table-cell>
          <table:table-cell office:value-type="float" office:value="-6.51635468440678">
            <text:p>-6,5163546844</text:p>
          </table:table-cell>
          <table:table-cell office:value-type="float" office:value="0.0086821073180599">
            <text:p>0,0086821073</text:p>
          </table:table-cell>
          <table:table-cell table:formula="of:=[.C157]-[.C156]" office:value-type="float" office:value="-0.000187823648403288">
            <text:p>-0,0001878236</text:p>
          </table:table-cell>
          <table:table-cell office:value-type="float" office:value="15.5">
            <text:p>15,5</text:p>
          </table:table-cell>
        </table:table-row>
        <table:table-row table:style-name="ro1">
          <table:table-cell table:formula="of:=-8.5+[.E157]" office:value-type="float" office:value="7.1">
            <text:p>7,1</text:p>
          </table:table-cell>
          <table:table-cell office:value-type="float" office:value="-6.80284517034466">
            <text:p>-6,8028451703</text:p>
          </table:table-cell>
          <table:table-cell office:value-type="float" office:value="0.00849428366965661">
            <text:p>0,0084942837</text:p>
          </table:table-cell>
          <table:table-cell table:formula="of:=[.C158]-[.C157]" office:value-type="float" office:value="-0.00018922646110602">
            <text:p>-0,0001892265</text:p>
          </table:table-cell>
          <table:table-cell office:value-type="float" office:value="15.6">
            <text:p>15,6</text:p>
          </table:table-cell>
        </table:table-row>
        <table:table-row table:style-name="ro1">
          <table:table-cell table:formula="of:=-8.5+[.E158]" office:value-type="float" office:value="7.2">
            <text:p>7,2</text:p>
          </table:table-cell>
          <table:table-cell office:value-type="float" office:value="-7.07895171497805">
            <text:p>-7,078951715</text:p>
          </table:table-cell>
          <table:table-cell office:value-type="float" office:value="0.00830505720855059">
            <text:p>0,0083050572</text:p>
          </table:table-cell>
          <table:table-cell table:formula="of:=[.C159]-[.C158]" office:value-type="float" office:value="-0.000172471961421571">
            <text:p>-0,000172472</text:p>
          </table:table-cell>
          <table:table-cell office:value-type="float" office:value="15.7">
            <text:p>15,7</text:p>
          </table:table-cell>
        </table:table-row>
        <table:table-row table:style-name="ro1">
          <table:table-cell table:formula="of:=-8.5+[.E159]" office:value-type="float" office:value="7.3">
            <text:p>7,3</text:p>
          </table:table-cell>
          <table:table-cell office:value-type="float" office:value="-7.39011446079577">
            <text:p>-7,3901144608</text:p>
          </table:table-cell>
          <table:table-cell office:value-type="float" office:value="0.00813258524712902">
            <text:p>0,0081325852</text:p>
          </table:table-cell>
          <table:table-cell table:formula="of:=[.C160]-[.C159]" office:value-type="float" office:value="-0.00015375006836932">
            <text:p>-0,0001537501</text:p>
          </table:table-cell>
          <table:table-cell office:value-type="float" office:value="15.8">
            <text:p>15,8</text:p>
          </table:table-cell>
        </table:table-row>
        <table:table-row table:style-name="ro1">
          <table:table-cell table:formula="of:=-8.5+[.E160]" office:value-type="float" office:value="7.4">
            <text:p>7,4</text:p>
          </table:table-cell>
          <table:table-cell office:value-type="float" office:value="-7.72389318029465">
            <text:p>-7,7238931803</text:p>
          </table:table-cell>
          <table:table-cell office:value-type="float" office:value="0.0079788351787597">
            <text:p>0,0079788352</text:p>
          </table:table-cell>
          <table:table-cell table:formula="of:=[.C161]-[.C160]" office:value-type="float" office:value="-0.000137908926654549">
            <text:p>-0,0001379089</text:p>
          </table:table-cell>
          <table:table-cell office:value-type="float" office:value="15.9">
            <text:p>15,9</text:p>
          </table:table-cell>
        </table:table-row>
        <table:table-row table:style-name="ro1">
          <table:table-cell table:formula="of:=-8.5+[.E161]" office:value-type="float" office:value="7.5">
            <text:p>7,5</text:p>
          </table:table-cell>
          <table:table-cell office:value-type="float" office:value="-8.02420098737574">
            <text:p>-8,0242009874</text:p>
          </table:table-cell>
          <table:table-cell office:value-type="float" office:value="0.00784092625210515">
            <text:p>0,0078409263</text:p>
          </table:table-cell>
          <table:table-cell table:formula="of:=[.C162]-[.C161]" office:value-type="float" office:value="-0.00014821381500074">
            <text:p>-0,00014821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formula="of:=-8.5+[.E162]" office:value-type="float" office:value="7.6">
            <text:p>7,6</text:p>
          </table:table-cell>
          <table:table-cell office:value-type="float" office:value="-8.47027089386438">
            <text:p>-8,4702708939</text:p>
          </table:table-cell>
          <table:table-cell office:value-type="float" office:value="0.00769271243710441">
            <text:p>0,0076927124</text:p>
          </table:table-cell>
          <table:table-cell table:formula="of:=[.C163]-[.C162]" office:value-type="float" office:value="-0.0000955096662378302">
            <text:p>-9,55096662378302E-005</text:p>
          </table:table-cell>
          <table:table-cell office:value-type="float" office:value="16.1">
            <text:p>16,1</text:p>
          </table:table-cell>
        </table:table-row>
        <table:table-row table:style-name="ro1">
          <table:table-cell table:formula="of:=-8.5+[.E163]" office:value-type="float" office:value="7.7">
            <text:p>7,7</text:p>
          </table:table-cell>
          <table:table-cell office:value-type="float" office:value="-8.8222323134387">
            <text:p>-8,8222323134</text:p>
          </table:table-cell>
          <table:table-cell office:value-type="float" office:value="0.00759720277086658">
            <text:p>0,0075972028</text:p>
          </table:table-cell>
          <table:table-cell table:formula="of:=[.C164]-[.C163]" office:value-type="float" office:value="-0.00012211331492291">
            <text:p>-0,0001221133</text:p>
          </table:table-cell>
          <table:table-cell office:value-type="float" office:value="16.2">
            <text:p>16,2</text:p>
          </table:table-cell>
        </table:table-row>
        <table:table-row table:style-name="ro1">
          <table:table-cell table:formula="of:=-8.5+[.E164]" office:value-type="float" office:value="7.8">
            <text:p>7,8</text:p>
          </table:table-cell>
          <table:table-cell office:value-type="float" office:value="-9.1968717190429">
            <text:p>-9,196871719</text:p>
          </table:table-cell>
          <table:table-cell office:value-type="float" office:value="0.00747508945594367">
            <text:p>0,0074750895</text:p>
          </table:table-cell>
          <table:table-cell table:formula="of:=[.C165]-[.C164]" office:value-type="float" office:value="-0.00011893500644078">
            <text:p>-0,000118935</text:p>
          </table:table-cell>
          <table:table-cell office:value-type="float" office:value="16.3">
            <text:p>16,3</text:p>
          </table:table-cell>
        </table:table-row>
        <table:table-row table:style-name="ro1">
          <table:table-cell table:formula="of:=-8.5+[.E165]" office:value-type="float" office:value="7.9">
            <text:p>7,9</text:p>
          </table:table-cell>
          <table:table-cell office:value-type="float" office:value="-9.62402791218599">
            <text:p>-9,6240279122</text:p>
          </table:table-cell>
          <table:table-cell office:value-type="float" office:value="0.00735615444950289">
            <text:p>0,0073561544</text:p>
          </table:table-cell>
          <table:table-cell table:formula="of:=[.C166]-[.C165]" office:value-type="float" office:value="-0.0000865408453431605">
            <text:p>-8,65408453431605E-005</text:p>
          </table:table-cell>
          <table:table-cell office:value-type="float" office:value="16.4">
            <text:p>16,4</text:p>
          </table:table-cell>
        </table:table-row>
        <table:table-row table:style-name="ro1">
          <table:table-cell table:formula="of:=-8.5+[.E166]" office:value-type="float" office:value="8">
            <text:p>8</text:p>
          </table:table-cell>
          <table:table-cell office:value-type="float" office:value="-10.1216351711623">
            <text:p>-10,1216351712</text:p>
          </table:table-cell>
          <table:table-cell office:value-type="float" office:value="0.00726961360415973">
            <text:p>0,0072696136</text:p>
          </table:table-cell>
          <table:table-cell table:formula="of:=[.C167]-[.C166]" office:value-type="float" office:value="-0.0000886275706135798">
            <text:p>-8,86275706135798E-005</text:p>
          </table:table-cell>
          <table:table-cell office:value-type="float" office:value="16.5">
            <text:p>16,5</text:p>
          </table:table-cell>
        </table:table-row>
        <table:table-row table:style-name="ro1">
          <table:table-cell table:formula="of:=-8.5+[.E167]" office:value-type="float" office:value="8.1">
            <text:p>8,1</text:p>
          </table:table-cell>
          <table:table-cell office:value-type="float" office:value="-10.4790863552409">
            <text:p>-10,4790863552</text:p>
          </table:table-cell>
          <table:table-cell office:value-type="float" office:value="0.00718098603354615">
            <text:p>0,007180986</text:p>
          </table:table-cell>
          <table:table-cell table:formula="of:=[.C168]-[.C167]" office:value-type="float" office:value="-0.00007602467842457">
            <text:p>-7,602467842457E-005</text:p>
          </table:table-cell>
          <table:table-cell office:value-type="float" office:value="16.6">
            <text:p>16,6</text:p>
          </table:table-cell>
        </table:table-row>
        <table:table-row table:style-name="ro1">
          <table:table-cell table:formula="of:=-8.5+[.E168]" office:value-type="float" office:value="8.2">
            <text:p>8,2</text:p>
          </table:table-cell>
          <table:table-cell office:value-type="float" office:value="-11.2155294820713">
            <text:p>-11,2155294821</text:p>
          </table:table-cell>
          <table:table-cell office:value-type="float" office:value="0.00710496135512158">
            <text:p>0,0071049614</text:p>
          </table:table-cell>
          <table:table-cell table:formula="of:=[.C169]-[.C168]" office:value-type="float" office:value="-0.00006421747754746">
            <text:p>-6,421747754746E-005</text:p>
          </table:table-cell>
          <table:table-cell office:value-type="float" office:value="16.7">
            <text:p>16,7</text:p>
          </table:table-cell>
        </table:table-row>
        <table:table-row table:style-name="ro1">
          <table:table-cell table:formula="of:=-8.5+[.E169]" office:value-type="float" office:value="8.3">
            <text:p>8,3</text:p>
          </table:table-cell>
          <table:table-cell office:value-type="float" office:value="-11.8574722329046">
            <text:p>-11,8574722329</text:p>
          </table:table-cell>
          <table:table-cell office:value-type="float" office:value="0.00704074387757412">
            <text:p>0,0070407439</text:p>
          </table:table-cell>
          <table:table-cell table:formula="of:=[.C170]-[.C169]" office:value-type="float" office:value="-0.0000794861737121602">
            <text:p>-7,94861737121602E-005</text:p>
          </table:table-cell>
          <table:table-cell office:value-type="float" office:value="16.8">
            <text:p>16,8</text:p>
          </table:table-cell>
        </table:table-row>
        <table:table-row table:style-name="ro1">
          <table:table-cell table:formula="of:=-8.5+[.E170]" office:value-type="float" office:value="8.4">
            <text:p>8,4</text:p>
          </table:table-cell>
          <table:table-cell office:value-type="float" office:value="-12.6354750113265">
            <text:p>-12,6354750113</text:p>
          </table:table-cell>
          <table:table-cell office:value-type="float" office:value="0.00696125770386196">
            <text:p>0,0069612577</text:p>
          </table:table-cell>
          <table:table-cell table:formula="of:=[.C171]-[.C170]" office:value-type="float" office:value="-0.0000470674826224494">
            <text:p>-4,70674826224494E-005</text:p>
          </table:table-cell>
          <table:table-cell office:value-type="float" office:value="16.9">
            <text:p>16,9</text:p>
          </table:table-cell>
        </table:table-row>
        <table:table-row table:style-name="ro1">
          <table:table-cell table:formula="of:=-8.5+[.E171]" office:value-type="float" office:value="8.5">
            <text:p>8,5</text:p>
          </table:table-cell>
          <table:table-cell office:value-type="float" office:value="-13.3417320189759">
            <text:p>-13,341732019</text:p>
          </table:table-cell>
          <table:table-cell office:value-type="float" office:value="0.00691419022123951">
            <text:p>0,0069141902</text:p>
          </table:table-cell>
          <table:table-cell table:formula="of:=[.C172]-[.C171]" office:value-type="float" office:value="-0.0000485747680878503">
            <text:p>-4,85747680878503E-00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formula="of:=-8.5+[.E172]" office:value-type="float" office:value="8.6">
            <text:p>8,6</text:p>
          </table:table-cell>
          <table:table-cell office:value-type="float" office:value="-14.2197117243444">
            <text:p>-14,2197117243</text:p>
          </table:table-cell>
          <table:table-cell office:value-type="float" office:value="0.00686561545315166">
            <text:p>0,0068656155</text:p>
          </table:table-cell>
          <table:table-cell table:formula="of:=[.C173]-[.C172]" office:value-type="float" office:value="-0.0000424160438891102">
            <text:p>-0,000042416</text:p>
          </table:table-cell>
          <table:table-cell office:value-type="float" office:value="17.1">
            <text:p>17,1</text:p>
          </table:table-cell>
        </table:table-row>
        <table:table-row table:style-name="ro1">
          <table:table-cell table:formula="of:=-8.5+[.E173]" office:value-type="float" office:value="8.7">
            <text:p>8,7</text:p>
          </table:table-cell>
          <table:table-cell office:value-type="float" office:value="-15.3497490826776">
            <text:p>-15,3497490827</text:p>
          </table:table-cell>
          <table:table-cell office:value-type="float" office:value="0.00682319940926255">
            <text:p>0,0068231994</text:p>
          </table:table-cell>
          <table:table-cell table:formula="of:=[.C174]-[.C173]" office:value-type="float" office:value="-0.0000374128120526696">
            <text:p>-3,74128120526696E-005</text:p>
          </table:table-cell>
          <table:table-cell office:value-type="float" office:value="17.2">
            <text:p>17,2</text:p>
          </table:table-cell>
        </table:table-row>
        <table:table-row table:style-name="ro1">
          <table:table-cell table:formula="of:=-8.5+[.E174]" office:value-type="float" office:value="8.8">
            <text:p>8,8</text:p>
          </table:table-cell>
          <table:table-cell office:value-type="float" office:value="-16.5436187902984">
            <text:p>-16,5436187903</text:p>
          </table:table-cell>
          <table:table-cell office:value-type="float" office:value="0.00678578659720988">
            <text:p>0,0067857866</text:p>
          </table:table-cell>
          <table:table-cell table:formula="of:=[.C175]-[.C174]" office:value-type="float" office:value="-0.00003061665487601">
            <text:p>-3,061665487601E-005</text:p>
          </table:table-cell>
          <table:table-cell office:value-type="float" office:value="17.3">
            <text:p>17,3</text:p>
          </table:table-cell>
        </table:table-row>
        <table:table-row table:style-name="ro1">
          <table:table-cell table:formula="of:=-8.5+[.E175]" office:value-type="float" office:value="8.9">
            <text:p>8,9</text:p>
          </table:table-cell>
          <table:table-cell office:value-type="float" office:value="-17.8998130907261">
            <text:p>-17,8998130907</text:p>
          </table:table-cell>
          <table:table-cell office:value-type="float" office:value="0.00675516994233387">
            <text:p>0,0067551699</text:p>
          </table:table-cell>
          <table:table-cell table:formula="of:=[.C176]-[.C175]" office:value-type="float" office:value="-0.0000124711209667401">
            <text:p>-1,24711209667401E-005</text:p>
          </table:table-cell>
          <table:table-cell office:value-type="float" office:value="17.4">
            <text:p>17,4</text:p>
          </table:table-cell>
        </table:table-row>
        <table:table-row table:style-name="ro1">
          <table:table-cell table:formula="of:=-8.5+[.E176]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0674269882136713">
            <text:p>0,0067426988</text:p>
          </table:table-cell>
          <table:table-cell/>
          <table:table-cell office:value-type="float" office:value="17.5">
            <text:p>17,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.00.0000</text:date>, <text:time style:data-style-name="N2" text:time-value="0000-00-00T09:39:08.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so Jousimaa</meta:initial-creator>
    <meta:creation-date>2015-08-24T13:39:08</meta:creation-date>
    <dc:date>2015-10-15T17:15:14.54</dc:date>
    <meta:editing-duration>PT2H8M51S</meta:editing-duration>
    <meta:editing-cycles>3</meta:editing-cycles>
    <meta:generator>LibreOffice/3.6$Windows_x86 LibreOffice_project/5b93205-6e6b3fc-7830f6d-c08ad66-1d9bf4</meta:generator>
    <meta:document-statistic meta:table-count="3" meta:cell-count="8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2.9918746948242pt" style:font-size-asian="12.9918746948242pt" style:font-size-complex="12.991874694824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9.99374961853027pt" style:font-size-asian="9.99374961853027pt" style:font-size-complex="9.99374961853027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99374961853027pt" style:font-size-asian="9.99374961853027pt" style:font-size-complex="9.99374961853027pt"/>
    </style:style>
    <style:style style:name="ch6" style:family="chart">
      <style:chart-properties chart:auto-position="true" chart:scale-text="true" style:rotation-angle="0"/>
      <style:text-properties fo:font-size="13.991250038147pt" style:font-size-asian="8.99437522888184pt" style:font-size-complex="8.99437522888184pt"/>
    </style:style>
    <style:style style:name="ch7" style:family="chart">
      <style:chart-properties chart:auto-position="true" chart:scale-text="true" style:rotation-angle="90"/>
      <style:text-properties fo:font-size="13.991250038147pt" style:font-size-asian="8.99437522888184pt" style:font-size-complex="8.99437522888184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scale-text="true"/>
      <style:graphic-properties svg:stroke-width="0.08cm" svg:stroke-color="#004586" draw:fill-color="#004586" dr3d:edge-rounding="5%"/>
      <style:text-properties fo:font-size="9.99374961853027pt" style:font-size-asian="9.99374961853027pt" style:font-size-complex="9.99374961853027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271cm" xlink:href=".." xlink:type="simple" chart:class="chart:scatter" chart:style-name="ch1">
        <chart:title svg:x="5.782cm" svg:y="0.321cm" chart:style-name="ch2">
          <text:p>Change of flux linkage</text:p>
        </chart:title>
        <chart:legend chart:legend-position="end" svg:x="13.111cm" svg:y="4.323cm" style:legend-expansion="high" chart:style-name="ch3"/>
        <chart:plot-area chart:style-name="ch4" table:cell-range-address="Sheet1.A2:Sheet1.A176 Sheet1.D1:Sheet1.D176" chart:data-source-has-labels="row" svg:x="1.648cm" svg:y="1.655cm" svg:width="10.825cm" svg:height="6.132cm">
          <chartooo:coordinate-region svg:x="1.886cm" svg:y="1.867cm" svg:width="10.4cm" svg:height="5.708cm"/>
          <chart:axis chart:dimension="x" chart:name="primary-x" chart:style-name="ch5">
            <chart:title svg:x="5.344cm" svg:y="7.972cm" chart:style-name="ch6">
              <text:p>Distance (mm)</text:p>
            </chart:title>
          </chart:axis>
          <chart:axis chart:dimension="y" chart:name="primary-y" chart:style-name="ch5">
            <chart:title svg:x="0.451cm" svg:y="13.699cm" chart:style-name="ch7">
              <text:p>Change of Magnetic Flux linkage per 0.1 mm step (Wb / mm)</text:p>
            </chart:title>
            <chart:grid chart:style-name="ch8" chart:class="major"/>
          </chart:axis>
          <chart:series chart:style-name="ch9" chart:values-cell-range-address="Sheet1.D2:Sheet1.D176" chart:label-cell-address="Sheet1.D1:Sheet1.D1" chart:class="chart:scatter">
            <chart:domain table:cell-range-address="Sheet1.A2:Sheet1.A176"/>
            <chart:data-point chart:repeated="1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Δ Link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4">
                <text:p>-8.4</text:p>
                <draw:g>
                  <svg:desc>Sheet1.A2:Sheet1.A176</svg:desc>
                </draw:g>
              </table:table-cell>
              <table:table-cell office:value-type="float" office:value="0.0000343070504942207">
                <text:p>0.0000343070504942207</text:p>
                <draw:g>
                  <svg:desc>Sheet1.D2:Sheet1.D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.3">
                <text:p>-8.3</text:p>
              </table:table-cell>
              <table:table-cell office:value-type="float" office:value="0.0000324377898217295">
                <text:p>0.0000324377898217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2">
                <text:p>-8.2</text:p>
              </table:table-cell>
              <table:table-cell office:value-type="float" office:value="0.0000395836947097898">
                <text:p>0.0000395836947097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1">
                <text:p>-8.1</text:p>
              </table:table-cell>
              <table:table-cell office:value-type="float" office:value="0.0000495345018765303">
                <text:p>0.0000495345018765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0.0000477640242706103">
                <text:p>0.0000477640242706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9">
                <text:p>-7.9</text:p>
              </table:table-cell>
              <table:table-cell office:value-type="float" office:value="0.0000713289118091601">
                <text:p>0.0000713289118091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.8">
                <text:p>-7.8</text:p>
              </table:table-cell>
              <table:table-cell office:value-type="float" office:value="0.0000683835063373201">
                <text:p>0.0000683835063373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7">
                <text:p>-7.7</text:p>
              </table:table-cell>
              <table:table-cell office:value-type="float" office:value="0.0000853265011085593">
                <text:p>0.0000853265011085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6">
                <text:p>-7.6</text:p>
              </table:table-cell>
              <table:table-cell office:value-type="float" office:value="0.0000770079533796205">
                <text:p>0.0000770079533796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5">
                <text:p>-7.5</text:p>
              </table:table-cell>
              <table:table-cell office:value-type="float" office:value="0.0000972857980852896">
                <text:p>0.0000972857980852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">
                <text:p>-7.4</text:p>
              </table:table-cell>
              <table:table-cell office:value-type="float" office:value="0.00010823007812075">
                <text:p>0.00010823007812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3">
                <text:p>-7.3</text:p>
              </table:table-cell>
              <table:table-cell office:value-type="float" office:value="0.00010477265341352">
                <text:p>0.00010477265341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2">
                <text:p>-7.2</text:p>
              </table:table-cell>
              <table:table-cell office:value-type="float" office:value="0.00011556491884344">
                <text:p>0.00011556491884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1">
                <text:p>-7.1</text:p>
              </table:table-cell>
              <table:table-cell office:value-type="float" office:value="0.000151611291330371">
                <text:p>0.0001516112913303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0.000144964646498829">
                <text:p>0.000144964646498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9">
                <text:p>-6.9</text:p>
              </table:table-cell>
              <table:table-cell office:value-type="float" office:value="0.000159134289435399">
                <text:p>0.000159134289435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8">
                <text:p>-6.8</text:p>
              </table:table-cell>
              <table:table-cell office:value-type="float" office:value="0.000166694194307591">
                <text:p>0.0001666941943075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7">
                <text:p>-6.7</text:p>
              </table:table-cell>
              <table:table-cell office:value-type="float" office:value="0.000170017560437439">
                <text:p>0.0001700175604374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6">
                <text:p>-6.6</text:p>
              </table:table-cell>
              <table:table-cell office:value-type="float" office:value="0.000196935612543161">
                <text:p>0.000196935612543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5">
                <text:p>-6.5</text:p>
              </table:table-cell>
              <table:table-cell office:value-type="float" office:value="0.000232272752967059">
                <text:p>0.000232272752967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.4">
                <text:p>-6.4</text:p>
              </table:table-cell>
              <table:table-cell office:value-type="float" office:value="0.000229111071863431">
                <text:p>0.000229111071863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3">
                <text:p>-6.3</text:p>
              </table:table-cell>
              <table:table-cell office:value-type="float" office:value="0.000257646348819">
                <text:p>0.0002576463488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2">
                <text:p>-6.2</text:p>
              </table:table-cell>
              <table:table-cell office:value-type="float" office:value="0.000224007441524799">
                <text:p>0.0002240074415247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.1">
                <text:p>-6.1</text:p>
              </table:table-cell>
              <table:table-cell office:value-type="float" office:value="0.000311338259295491">
                <text:p>0.000311338259295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">
                <text:p>-6</text:p>
              </table:table-cell>
              <table:table-cell office:value-type="float" office:value="0.000278552269200649">
                <text:p>0.0002785522692006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9">
                <text:p>-5.9</text:p>
              </table:table-cell>
              <table:table-cell office:value-type="float" office:value="0.000298016417823">
                <text:p>0.0002980164178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8">
                <text:p>-5.8</text:p>
              </table:table-cell>
              <table:table-cell office:value-type="float" office:value="0.0003556845649833">
                <text:p>0.00035568456498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7">
                <text:p>-5.7</text:p>
              </table:table-cell>
              <table:table-cell office:value-type="float" office:value="0.0003537890081636">
                <text:p>0.0003537890081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6">
                <text:p>-5.6</text:p>
              </table:table-cell>
              <table:table-cell office:value-type="float" office:value="0.0003526882188591">
                <text:p>0.0003526882188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5">
                <text:p>-5.5</text:p>
              </table:table-cell>
              <table:table-cell office:value-type="float" office:value="0.000434205837543999">
                <text:p>0.000434205837543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4">
                <text:p>-5.4</text:p>
              </table:table-cell>
              <table:table-cell office:value-type="float" office:value="0.000402176874957401">
                <text:p>0.000402176874957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.3">
                <text:p>-5.3</text:p>
              </table:table-cell>
              <table:table-cell office:value-type="float" office:value="0.000434827341452801">
                <text:p>0.00043482734145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.2">
                <text:p>-5.2</text:p>
              </table:table-cell>
              <table:table-cell office:value-type="float" office:value="0.000460831011959">
                <text:p>0.0004608310119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.1">
                <text:p>-5.1</text:p>
              </table:table-cell>
              <table:table-cell office:value-type="float" office:value="0.000536591016741699">
                <text:p>0.000536591016741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">
                <text:p>-5</text:p>
              </table:table-cell>
              <table:table-cell office:value-type="float" office:value="0.000510726745614701">
                <text:p>0.0005107267456147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9">
                <text:p>-4.9</text:p>
              </table:table-cell>
              <table:table-cell office:value-type="float" office:value="0.000510352016173799">
                <text:p>0.0005103520161737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8">
                <text:p>-4.8</text:p>
              </table:table-cell>
              <table:table-cell office:value-type="float" office:value="0.000618671770515901">
                <text:p>0.0006186717705159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7">
                <text:p>-4.7</text:p>
              </table:table-cell>
              <table:table-cell office:value-type="float" office:value="0.000600859714087399">
                <text:p>0.000600859714087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6">
                <text:p>-4.6</text:p>
              </table:table-cell>
              <table:table-cell office:value-type="float" office:value="0.0005985744789671">
                <text:p>0.00059857447896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5">
                <text:p>-4.5</text:p>
              </table:table-cell>
              <table:table-cell office:value-type="float" office:value="0.000658623929202202">
                <text:p>0.0006586239292022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4">
                <text:p>-4.4</text:p>
              </table:table-cell>
              <table:table-cell office:value-type="float" office:value="0.000753637786982397">
                <text:p>0.0007536377869823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3">
                <text:p>-4.3</text:p>
              </table:table-cell>
              <table:table-cell office:value-type="float" office:value="0.000781866413380003">
                <text:p>0.000781866413380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2">
                <text:p>-4.2</text:p>
              </table:table-cell>
              <table:table-cell office:value-type="float" office:value="0.000760926088285697">
                <text:p>0.0007609260882856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1">
                <text:p>-4.1</text:p>
              </table:table-cell>
              <table:table-cell office:value-type="float" office:value="0.0007601658702409">
                <text:p>0.00076016587024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">
                <text:p>-4</text:p>
              </table:table-cell>
              <table:table-cell office:value-type="float" office:value="0.000856694301321802">
                <text:p>0.000856694301321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9">
                <text:p>-3.9</text:p>
              </table:table-cell>
              <table:table-cell office:value-type="float" office:value="0.000853977302976899">
                <text:p>0.0008539773029768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8">
                <text:p>-3.8</text:p>
              </table:table-cell>
              <table:table-cell office:value-type="float" office:value="0.000894902427189998">
                <text:p>0.000894902427189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7">
                <text:p>-3.7</text:p>
              </table:table-cell>
              <table:table-cell office:value-type="float" office:value="0.000943871052395202">
                <text:p>0.0009438710523952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6">
                <text:p>-3.6</text:p>
              </table:table-cell>
              <table:table-cell office:value-type="float" office:value="0.000974200305595703">
                <text:p>0.0009742003055957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">
                <text:p>-3.5</text:p>
              </table:table-cell>
              <table:table-cell office:value-type="float" office:value="0.0010317945405101">
                <text:p>0.0010317945405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4">
                <text:p>-3.4</text:p>
              </table:table-cell>
              <table:table-cell office:value-type="float" office:value="0.0011020402326059">
                <text:p>0.00110204023260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3">
                <text:p>-3.3</text:p>
              </table:table-cell>
              <table:table-cell office:value-type="float" office:value="0.0010487883736335">
                <text:p>0.00104878837363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2">
                <text:p>-3.2</text:p>
              </table:table-cell>
              <table:table-cell office:value-type="float" office:value="0.0011236202816369">
                <text:p>0.00112362028163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1">
                <text:p>-3.1</text:p>
              </table:table-cell>
              <table:table-cell office:value-type="float" office:value="0.0011495192940824">
                <text:p>0.00114951929408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">
                <text:p>-3</text:p>
              </table:table-cell>
              <table:table-cell office:value-type="float" office:value="0.0011774159760643">
                <text:p>0.00117741597606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9">
                <text:p>-2.9</text:p>
              </table:table-cell>
              <table:table-cell office:value-type="float" office:value="0.0011407995607601">
                <text:p>0.00114079956076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">
                <text:p>-2.8</text:p>
              </table:table-cell>
              <table:table-cell office:value-type="float" office:value="0.00125617791006">
                <text:p>0.001256177910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7">
                <text:p>-2.7</text:p>
              </table:table-cell>
              <table:table-cell office:value-type="float" office:value="0.0011854303602094">
                <text:p>0.00118543036020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6">
                <text:p>-2.6</text:p>
              </table:table-cell>
              <table:table-cell office:value-type="float" office:value="0.0013361906244237">
                <text:p>0.00133619062442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5">
                <text:p>-2.5</text:p>
              </table:table-cell>
              <table:table-cell office:value-type="float" office:value="0.0012253109154869">
                <text:p>0.0012253109154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4">
                <text:p>-2.4</text:p>
              </table:table-cell>
              <table:table-cell office:value-type="float" office:value="0.0013106125521592">
                <text:p>0.00131061255215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3">
                <text:p>-2.3</text:p>
              </table:table-cell>
              <table:table-cell office:value-type="float" office:value="0.0013305537575575">
                <text:p>0.0013305537575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2">
                <text:p>-2.2</text:p>
              </table:table-cell>
              <table:table-cell office:value-type="float" office:value="0.0013114044141379">
                <text:p>0.00131140441413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1">
                <text:p>-2.1</text:p>
              </table:table-cell>
              <table:table-cell office:value-type="float" office:value="0.0012764532602192">
                <text:p>0.00127645326021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">
                <text:p>-2</text:p>
              </table:table-cell>
              <table:table-cell office:value-type="float" office:value="0.0013210040668039">
                <text:p>0.00132100406680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9">
                <text:p>-1.9</text:p>
              </table:table-cell>
              <table:table-cell office:value-type="float" office:value="0.0013148705915086">
                <text:p>0.00131487059150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8">
                <text:p>-1.8</text:p>
              </table:table-cell>
              <table:table-cell office:value-type="float" office:value="0.00126967405770451">
                <text:p>0.001269674057704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7">
                <text:p>-1.7</text:p>
              </table:table-cell>
              <table:table-cell office:value-type="float" office:value="0.0013234335144949">
                <text:p>0.00132343351449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6">
                <text:p>-1.6</text:p>
              </table:table-cell>
              <table:table-cell office:value-type="float" office:value="0.0012086330047756">
                <text:p>0.00120863300477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5">
                <text:p>-1.5</text:p>
              </table:table-cell>
              <table:table-cell office:value-type="float" office:value="0.0012182793507614">
                <text:p>0.00121827935076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4">
                <text:p>-1.4</text:p>
              </table:table-cell>
              <table:table-cell office:value-type="float" office:value="0.0012164221987532">
                <text:p>0.00121642219875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3">
                <text:p>-1.3</text:p>
              </table:table-cell>
              <table:table-cell office:value-type="float" office:value="0.0011025514967949">
                <text:p>0.00110255149679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2">
                <text:p>-1.2</text:p>
              </table:table-cell>
              <table:table-cell office:value-type="float" office:value="0.001095773560665">
                <text:p>0.0010957735606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1">
                <text:p>-1.1</text:p>
              </table:table-cell>
              <table:table-cell office:value-type="float" office:value="0.0010802996294369">
                <text:p>0.00108029962943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">
                <text:p>-1</text:p>
              </table:table-cell>
              <table:table-cell office:value-type="float" office:value="0.00104356556912">
                <text:p>0.001043565569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">
                <text:p>-0.9</text:p>
              </table:table-cell>
              <table:table-cell office:value-type="float" office:value="0.0008546425893209">
                <text:p>0.00085464258932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8">
                <text:p>-0.8</text:p>
              </table:table-cell>
              <table:table-cell office:value-type="float" office:value="0.000894755555437401">
                <text:p>0.0008947555554374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7">
                <text:p>-0.7</text:p>
              </table:table-cell>
              <table:table-cell office:value-type="float" office:value="0.000836341100349997">
                <text:p>0.0008363411003499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">
                <text:p>-0.6</text:p>
              </table:table-cell>
              <table:table-cell office:value-type="float" office:value="0.000718196499900702">
                <text:p>0.0007181964999007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5">
                <text:p>-0.5</text:p>
              </table:table-cell>
              <table:table-cell office:value-type="float" office:value="0.000586403463064197">
                <text:p>0.0005864034630641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">
                <text:p>-0.4</text:p>
              </table:table-cell>
              <table:table-cell office:value-type="float" office:value="0.000612213730917299">
                <text:p>0.0006122137309172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0.000482040818734902">
                <text:p>0.000482040818734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000350739997885603">
                <text:p>0.0003507399978856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0.000225007158823301">
                <text:p>0.000225007158823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0001731697177298">
                <text:p>0.00017316971772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99999999999996">
                <text:p>0.0999999999999996</text:p>
              </table:table-cell>
              <table:table-cell office:value-type="float" office:value="0.0000977109197060969">
                <text:p>0.0000977109197060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0.0000596278785308033">
                <text:p>0.00005962787853080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-0.000144900089191401">
                <text:p>-0.0001449000891914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">
                <text:p>0.4</text:p>
              </table:table-cell>
              <table:table-cell office:value-type="float" office:value="-0.000183383993842504">
                <text:p>-0.0001833839938425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">
                <text:p>0.5</text:p>
              </table:table-cell>
              <table:table-cell office:value-type="float" office:value="-0.000202449811780699">
                <text:p>-0.0002024498117806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">
                <text:p>0.6</text:p>
              </table:table-cell>
              <table:table-cell office:value-type="float" office:value="-0.0003974819727681">
                <text:p>-0.00039748197276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-0.000586637219156">
                <text:p>-0.0005866372191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-0.000471058550036194">
                <text:p>-0.0004710585500361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">
                <text:p>0.9</text:p>
              </table:table-cell>
              <table:table-cell office:value-type="float" office:value="-0.000607530427744002">
                <text:p>-0.000607530427744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-0.000705792781149302">
                <text:p>-0.0007057927811493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">
                <text:p>1.1</text:p>
              </table:table-cell>
              <table:table-cell office:value-type="float" office:value="-0.000795276690682405">
                <text:p>-0.0007952766906824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">
                <text:p>1.2</text:p>
              </table:table-cell>
              <table:table-cell office:value-type="float" office:value="-0.000932137888165201">
                <text:p>-0.0009321378881652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">
                <text:p>1.3</text:p>
              </table:table-cell>
              <table:table-cell office:value-type="float" office:value="-0.000902456913876498">
                <text:p>-0.0009024569138764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">
                <text:p>1.4</text:p>
              </table:table-cell>
              <table:table-cell office:value-type="float" office:value="-0.00100856524142">
                <text:p>-0.001008565241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">
                <text:p>1.5</text:p>
              </table:table-cell>
              <table:table-cell office:value-type="float" office:value="-0.0010660893119838">
                <text:p>-0.00106608931198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">
                <text:p>1.6</text:p>
              </table:table-cell>
              <table:table-cell office:value-type="float" office:value="-0.0010626798381314">
                <text:p>-0.00106267983813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">
                <text:p>1.7</text:p>
              </table:table-cell>
              <table:table-cell office:value-type="float" office:value="-0.0011216558311684">
                <text:p>-0.00112165583116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">
                <text:p>1.8</text:p>
              </table:table-cell>
              <table:table-cell office:value-type="float" office:value="-0.0011956231336048">
                <text:p>-0.00119562313360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9">
                <text:p>1.9</text:p>
              </table:table-cell>
              <table:table-cell office:value-type="float" office:value="-0.0012517457294255">
                <text:p>-0.00125174572942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-0.0012662039380575">
                <text:p>-0.00126620393805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00122703698932729">
                <text:p>-0.001227036989327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">
                <text:p>2.2</text:p>
              </table:table-cell>
              <table:table-cell office:value-type="float" office:value="-0.0013078597615666">
                <text:p>-0.00130785976156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3">
                <text:p>2.3</text:p>
              </table:table-cell>
              <table:table-cell office:value-type="float" office:value="-0.0012737767654353">
                <text:p>-0.00127377676543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4">
                <text:p>2.4</text:p>
              </table:table-cell>
              <table:table-cell office:value-type="float" office:value="-0.0013799187231868">
                <text:p>-0.00137991872318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5">
                <text:p>2.5</text:p>
              </table:table-cell>
              <table:table-cell office:value-type="float" office:value="-0.0013066586368391">
                <text:p>-0.00130665863683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">
                <text:p>2.6</text:p>
              </table:table-cell>
              <table:table-cell office:value-type="float" office:value="-0.00126638128933709">
                <text:p>-0.001266381289337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">
                <text:p>2.7</text:p>
              </table:table-cell>
              <table:table-cell office:value-type="float" office:value="-0.00134914685314631">
                <text:p>-0.001349146853146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8">
                <text:p>2.8</text:p>
              </table:table-cell>
              <table:table-cell office:value-type="float" office:value="-0.001265910729441">
                <text:p>-0.0012659107294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">
                <text:p>2.9</text:p>
              </table:table-cell>
              <table:table-cell office:value-type="float" office:value="-0.0013494800791083">
                <text:p>-0.00134948007910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-0.0012256317024457">
                <text:p>-0.00122563170244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1">
                <text:p>3.1</text:p>
              </table:table-cell>
              <table:table-cell office:value-type="float" office:value="-0.0012611436705082">
                <text:p>-0.00126114367050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2">
                <text:p>3.2</text:p>
              </table:table-cell>
              <table:table-cell office:value-type="float" office:value="-0.0012529495499396">
                <text:p>-0.00125294954993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3">
                <text:p>3.3</text:p>
              </table:table-cell>
              <table:table-cell office:value-type="float" office:value="-0.0011471285269302">
                <text:p>-0.00114712852693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4">
                <text:p>3.4</text:p>
              </table:table-cell>
              <table:table-cell office:value-type="float" office:value="-0.0011527571657041">
                <text:p>-0.00115275716570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5">
                <text:p>3.5</text:p>
              </table:table-cell>
              <table:table-cell office:value-type="float" office:value="-0.0011866900647623">
                <text:p>-0.00118669006476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6">
                <text:p>3.6</text:p>
              </table:table-cell>
              <table:table-cell office:value-type="float" office:value="-0.0011076235991318">
                <text:p>-0.00110762359913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7">
                <text:p>3.7</text:p>
              </table:table-cell>
              <table:table-cell office:value-type="float" office:value="-0.0010816403122463">
                <text:p>-0.00108164031224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">
                <text:p>3.8</text:p>
              </table:table-cell>
              <table:table-cell office:value-type="float" office:value="-0.0010446011132458">
                <text:p>-0.00104460111324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9">
                <text:p>3.9</text:p>
              </table:table-cell>
              <table:table-cell office:value-type="float" office:value="-0.0010144251756437">
                <text:p>-0.00101442517564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-0.000960782815651696">
                <text:p>-0.0009607828156516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1">
                <text:p>4.1</text:p>
              </table:table-cell>
              <table:table-cell office:value-type="float" office:value="-0.000964456338806402">
                <text:p>-0.0009644563388064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">
                <text:p>4.2</text:p>
              </table:table-cell>
              <table:table-cell office:value-type="float" office:value="-0.000897630947351503">
                <text:p>-0.0008976309473515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3">
                <text:p>4.3</text:p>
              </table:table-cell>
              <table:table-cell office:value-type="float" office:value="-0.0008309872221039">
                <text:p>-0.00083098722210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4">
                <text:p>4.4</text:p>
              </table:table-cell>
              <table:table-cell office:value-type="float" office:value="-0.000863500337165601">
                <text:p>-0.0008635003371656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5">
                <text:p>4.5</text:p>
              </table:table-cell>
              <table:table-cell office:value-type="float" office:value="-0.000782605963317098">
                <text:p>-0.0007826059633170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6">
                <text:p>4.6</text:p>
              </table:table-cell>
              <table:table-cell office:value-type="float" office:value="-0.000784851788329599">
                <text:p>-0.0007848517883295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7">
                <text:p>4.7</text:p>
              </table:table-cell>
              <table:table-cell office:value-type="float" office:value="-0.000755645364529402">
                <text:p>-0.0007556453645294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8">
                <text:p>4.8</text:p>
              </table:table-cell>
              <table:table-cell office:value-type="float" office:value="-0.000710494846298298">
                <text:p>-0.0007104948462982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9">
                <text:p>4.9</text:p>
              </table:table-cell>
              <table:table-cell office:value-type="float" office:value="-0.0006705171019777">
                <text:p>-0.00067051710197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">
                <text:p>5</text:p>
              </table:table-cell>
              <table:table-cell office:value-type="float" office:value="-0.0006075327029046">
                <text:p>-0.00060753270290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1">
                <text:p>5.1</text:p>
              </table:table-cell>
              <table:table-cell office:value-type="float" office:value="-0.000620079455344601">
                <text:p>-0.0006200794553446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2">
                <text:p>5.2</text:p>
              </table:table-cell>
              <table:table-cell office:value-type="float" office:value="-0.000588696640663499">
                <text:p>-0.0005886966406634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3">
                <text:p>5.3</text:p>
              </table:table-cell>
              <table:table-cell office:value-type="float" office:value="-0.000564634769247301">
                <text:p>-0.0005646347692473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4">
                <text:p>5.4</text:p>
              </table:table-cell>
              <table:table-cell office:value-type="float" office:value="-0.000533551089238599">
                <text:p>-0.0005335510892385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5">
                <text:p>5.5</text:p>
              </table:table-cell>
              <table:table-cell office:value-type="float" office:value="-0.0004583811307602">
                <text:p>-0.00045838113076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-0.0004919376260459">
                <text:p>-0.00049193762604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7">
                <text:p>5.7</text:p>
              </table:table-cell>
              <table:table-cell office:value-type="float" office:value="-0.000438532459647199">
                <text:p>-0.0004385324596471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8">
                <text:p>5.8</text:p>
              </table:table-cell>
              <table:table-cell office:value-type="float" office:value="-0.000408206009162301">
                <text:p>-0.0004082060091623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9">
                <text:p>5.9</text:p>
              </table:table-cell>
              <table:table-cell office:value-type="float" office:value="-0.000378173557622">
                <text:p>-0.0003781735576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">
                <text:p>6</text:p>
              </table:table-cell>
              <table:table-cell office:value-type="float" office:value="-0.000402991567119201">
                <text:p>-0.0004029915671192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1">
                <text:p>6.1</text:p>
              </table:table-cell>
              <table:table-cell office:value-type="float" office:value="-0.0003444693002485">
                <text:p>-0.00034446930024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2">
                <text:p>6.2</text:p>
              </table:table-cell>
              <table:table-cell office:value-type="float" office:value="-0.000344014503801799">
                <text:p>-0.0003440145038017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3">
                <text:p>6.3</text:p>
              </table:table-cell>
              <table:table-cell office:value-type="float" office:value="-0.0003039162584353">
                <text:p>-0.00030391625843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4">
                <text:p>6.4</text:p>
              </table:table-cell>
              <table:table-cell office:value-type="float" office:value="-0.000279475241329499">
                <text:p>-0.0002794752413294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5">
                <text:p>6.5</text:p>
              </table:table-cell>
              <table:table-cell office:value-type="float" office:value="-0.000280265192545591">
                <text:p>-0.0002802651925455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6">
                <text:p>6.6</text:p>
              </table:table-cell>
              <table:table-cell office:value-type="float" office:value="-0.000260077122626989">
                <text:p>-0.0002600771226269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7">
                <text:p>6.7</text:p>
              </table:table-cell>
              <table:table-cell office:value-type="float" office:value="-0.00025361791454075">
                <text:p>-0.000253617914540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8">
                <text:p>6.8</text:p>
              </table:table-cell>
              <table:table-cell office:value-type="float" office:value="-0.00022824750547553">
                <text:p>-0.000228247505475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9">
                <text:p>6.9</text:p>
              </table:table-cell>
              <table:table-cell office:value-type="float" office:value="-0.000216287320924241">
                <text:p>-0.0002162873209242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">
                <text:p>7</text:p>
              </table:table-cell>
              <table:table-cell office:value-type="float" office:value="-0.000187823648403288">
                <text:p>-0.0001878236484032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1">
                <text:p>7.1</text:p>
              </table:table-cell>
              <table:table-cell office:value-type="float" office:value="-0.00018922646110602">
                <text:p>-0.000189226461106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2">
                <text:p>7.2</text:p>
              </table:table-cell>
              <table:table-cell office:value-type="float" office:value="-0.000172471961421571">
                <text:p>-0.0001724719614215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3">
                <text:p>7.3</text:p>
              </table:table-cell>
              <table:table-cell office:value-type="float" office:value="-0.00015375006836932">
                <text:p>-0.000153750068369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4">
                <text:p>7.4</text:p>
              </table:table-cell>
              <table:table-cell office:value-type="float" office:value="-0.000137908926654549">
                <text:p>-0.0001379089266545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5">
                <text:p>7.5</text:p>
              </table:table-cell>
              <table:table-cell office:value-type="float" office:value="-0.00014821381500074">
                <text:p>-0.000148213815000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6">
                <text:p>7.6</text:p>
              </table:table-cell>
              <table:table-cell office:value-type="float" office:value="-0.0000955096662378302">
                <text:p>-0.00009550966623783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7">
                <text:p>7.7</text:p>
              </table:table-cell>
              <table:table-cell office:value-type="float" office:value="-0.00012211331492291">
                <text:p>-0.000122113314922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8">
                <text:p>7.8</text:p>
              </table:table-cell>
              <table:table-cell office:value-type="float" office:value="-0.00011893500644078">
                <text:p>-0.000118935006440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9">
                <text:p>7.9</text:p>
              </table:table-cell>
              <table:table-cell office:value-type="float" office:value="-0.0000865408453431605">
                <text:p>-0.00008654084534316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">
                <text:p>8</text:p>
              </table:table-cell>
              <table:table-cell office:value-type="float" office:value="-0.0000886275706135798">
                <text:p>-0.00008862757061357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1">
                <text:p>8.1</text:p>
              </table:table-cell>
              <table:table-cell office:value-type="float" office:value="-0.00007602467842457">
                <text:p>-0.000076024678424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2">
                <text:p>8.2</text:p>
              </table:table-cell>
              <table:table-cell office:value-type="float" office:value="-0.00006421747754746">
                <text:p>-0.000064217477547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">
                <text:p>8.3</text:p>
              </table:table-cell>
              <table:table-cell office:value-type="float" office:value="-0.0000794861737121602">
                <text:p>-0.00007948617371216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">
                <text:p>8.4</text:p>
              </table:table-cell>
              <table:table-cell office:value-type="float" office:value="-0.0000470674826224494">
                <text:p>-0.00004706748262244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">
                <text:p>8.5</text:p>
              </table:table-cell>
              <table:table-cell office:value-type="float" office:value="-0.0000485747680878503">
                <text:p>-0.00004857476808785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6">
                <text:p>8.6</text:p>
              </table:table-cell>
              <table:table-cell office:value-type="float" office:value="-0.0000424160438891102">
                <text:p>-0.00004241604388911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7">
                <text:p>8.7</text:p>
              </table:table-cell>
              <table:table-cell office:value-type="float" office:value="-0.0000374128120526696">
                <text:p>-0.00003741281205266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8">
                <text:p>8.8</text:p>
              </table:table-cell>
              <table:table-cell office:value-type="float" office:value="-0.00003061665487601">
                <text:p>-0.000030616654876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9">
                <text:p>8.9</text:p>
              </table:table-cell>
              <table:table-cell office:value-type="float" office:value="-0.0000124711209667401">
                <text:p>-0.00001247112096674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258cm" xlink:href=".." xlink:type="simple" chart:class="chart:scatter" chart:style-name="ch1">
        <chart:title svg:x="6.713cm" svg:y="0.321cm" chart:style-name="ch2">
          <text:p>Flux Linkage</text:p>
        </chart:title>
        <chart:legend chart:legend-position="end" svg:x="12.805cm" svg:y="4.317cm" style:legend-expansion="high" chart:style-name="ch3"/>
        <chart:plot-area chart:style-name="ch4" table:cell-range-address="Sheet1.A2:Sheet1.A176 Sheet1.C1:Sheet1.C176" chart:data-source-has-labels="row" svg:x="2.332cm" svg:y="0.927cm" svg:width="10.718cm" svg:height="7.772cm">
          <chartooo:coordinate-region svg:x="2.57cm" svg:y="1.14cm" svg:width="10.293cm" svg:height="6.886cm"/>
          <chart:axis chart:dimension="x" chart:name="primary-x" chart:style-name="ch5">
            <chart:title svg:x="5.181cm" svg:y="8.528cm" chart:style-name="ch6">
              <text:p>Distance from center (mm)</text:p>
            </chart:title>
          </chart:axis>
          <chart:axis chart:dimension="y" chart:name="primary-y" chart:style-name="ch5">
            <chart:title svg:x="1.282cm" svg:y="6.133cm" chart:style-name="ch7">
              <text:p>Linkage (Wb)</text:p>
            </chart:title>
            <chart:grid chart:style-name="ch8" chart:class="major"/>
          </chart:axis>
          <chart:series chart:style-name="ch9" chart:values-cell-range-address="Sheet1.C2:Sheet1.C176" chart:label-cell-address="Sheet1.C1:Sheet1.C1" chart:class="chart:scatter">
            <chart:domain table:cell-range-address="Sheet1.A2:Sheet1.A176"/>
            <chart:data-point chart:repeated="1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ux linkag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4">
                <text:p>-8.4</text:p>
                <draw:g>
                  <svg:desc>Sheet1.A2:Sheet1.A176</svg:desc>
                </draw:g>
              </table:table-cell>
              <table:table-cell office:value-type="float" office:value="0.00675695534072964">
                <text:p>0.00675695534072964</text:p>
                <draw:g>
                  <svg:desc>Sheet1.C2:Sheet1.C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.3">
                <text:p>-8.3</text:p>
              </table:table-cell>
              <table:table-cell office:value-type="float" office:value="0.00679126239122386">
                <text:p>0.00679126239122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2">
                <text:p>-8.2</text:p>
              </table:table-cell>
              <table:table-cell office:value-type="float" office:value="0.00682370018104559">
                <text:p>0.00682370018104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1">
                <text:p>-8.1</text:p>
              </table:table-cell>
              <table:table-cell office:value-type="float" office:value="0.00686328387575538">
                <text:p>0.00686328387575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0.00691281837763191">
                <text:p>0.00691281837763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9">
                <text:p>-7.9</text:p>
              </table:table-cell>
              <table:table-cell office:value-type="float" office:value="0.00696058240190252">
                <text:p>0.00696058240190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.8">
                <text:p>-7.8</text:p>
              </table:table-cell>
              <table:table-cell office:value-type="float" office:value="0.00703191131371168">
                <text:p>0.00703191131371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7">
                <text:p>-7.7</text:p>
              </table:table-cell>
              <table:table-cell office:value-type="float" office:value="0.007100294820049">
                <text:p>0.007100294820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6">
                <text:p>-7.6</text:p>
              </table:table-cell>
              <table:table-cell office:value-type="float" office:value="0.00718562132115756">
                <text:p>0.007185621321157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5">
                <text:p>-7.5</text:p>
              </table:table-cell>
              <table:table-cell office:value-type="float" office:value="0.00726262927453718">
                <text:p>0.00726262927453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">
                <text:p>-7.4</text:p>
              </table:table-cell>
              <table:table-cell office:value-type="float" office:value="0.00735991507262247">
                <text:p>0.007359915072622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3">
                <text:p>-7.3</text:p>
              </table:table-cell>
              <table:table-cell office:value-type="float" office:value="0.00746814515074322">
                <text:p>0.00746814515074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2">
                <text:p>-7.2</text:p>
              </table:table-cell>
              <table:table-cell office:value-type="float" office:value="0.00757291780415674">
                <text:p>0.007572917804156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1">
                <text:p>-7.1</text:p>
              </table:table-cell>
              <table:table-cell office:value-type="float" office:value="0.00768848272300018">
                <text:p>0.00768848272300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0.00784009401433055">
                <text:p>0.00784009401433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9">
                <text:p>-6.9</text:p>
              </table:table-cell>
              <table:table-cell office:value-type="float" office:value="0.00798505866082938">
                <text:p>0.00798505866082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8">
                <text:p>-6.8</text:p>
              </table:table-cell>
              <table:table-cell office:value-type="float" office:value="0.00814419295026478">
                <text:p>0.008144192950264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7">
                <text:p>-6.7</text:p>
              </table:table-cell>
              <table:table-cell office:value-type="float" office:value="0.00831088714457237">
                <text:p>0.008310887144572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6">
                <text:p>-6.6</text:p>
              </table:table-cell>
              <table:table-cell office:value-type="float" office:value="0.00848090470500981">
                <text:p>0.00848090470500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5">
                <text:p>-6.5</text:p>
              </table:table-cell>
              <table:table-cell office:value-type="float" office:value="0.00867784031755297">
                <text:p>0.00867784031755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.4">
                <text:p>-6.4</text:p>
              </table:table-cell>
              <table:table-cell office:value-type="float" office:value="0.00891011307052003">
                <text:p>0.00891011307052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3">
                <text:p>-6.3</text:p>
              </table:table-cell>
              <table:table-cell office:value-type="float" office:value="0.00913922414238346">
                <text:p>0.009139224142383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2">
                <text:p>-6.2</text:p>
              </table:table-cell>
              <table:table-cell office:value-type="float" office:value="0.00939687049120246">
                <text:p>0.009396870491202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.1">
                <text:p>-6.1</text:p>
              </table:table-cell>
              <table:table-cell office:value-type="float" office:value="0.00962087793272726">
                <text:p>0.00962087793272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">
                <text:p>-6</text:p>
              </table:table-cell>
              <table:table-cell office:value-type="float" office:value="0.00993221619202275">
                <text:p>0.00993221619202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9">
                <text:p>-5.9</text:p>
              </table:table-cell>
              <table:table-cell office:value-type="float" office:value="0.0102107684612234">
                <text:p>0.0102107684612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8">
                <text:p>-5.8</text:p>
              </table:table-cell>
              <table:table-cell office:value-type="float" office:value="0.0105087848790464">
                <text:p>0.0105087848790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7">
                <text:p>-5.7</text:p>
              </table:table-cell>
              <table:table-cell office:value-type="float" office:value="0.0108644694440297">
                <text:p>0.0108644694440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6">
                <text:p>-5.6</text:p>
              </table:table-cell>
              <table:table-cell office:value-type="float" office:value="0.0112182584521933">
                <text:p>0.0112182584521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5">
                <text:p>-5.5</text:p>
              </table:table-cell>
              <table:table-cell office:value-type="float" office:value="0.0115709466710524">
                <text:p>0.0115709466710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4">
                <text:p>-5.4</text:p>
              </table:table-cell>
              <table:table-cell office:value-type="float" office:value="0.0120051525085964">
                <text:p>0.0120051525085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.3">
                <text:p>-5.3</text:p>
              </table:table-cell>
              <table:table-cell office:value-type="float" office:value="0.0124073293835538">
                <text:p>0.01240732938355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.2">
                <text:p>-5.2</text:p>
              </table:table-cell>
              <table:table-cell office:value-type="float" office:value="0.0128421567250066">
                <text:p>0.01284215672500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.1">
                <text:p>-5.1</text:p>
              </table:table-cell>
              <table:table-cell office:value-type="float" office:value="0.0133029877369656">
                <text:p>0.01330298773696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">
                <text:p>-5</text:p>
              </table:table-cell>
              <table:table-cell office:value-type="float" office:value="0.0138395787537073">
                <text:p>0.01383957875370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9">
                <text:p>-4.9</text:p>
              </table:table-cell>
              <table:table-cell office:value-type="float" office:value="0.014350305499322">
                <text:p>0.0143503054993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8">
                <text:p>-4.8</text:p>
              </table:table-cell>
              <table:table-cell office:value-type="float" office:value="0.0148606575154958">
                <text:p>0.01486065751549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7">
                <text:p>-4.7</text:p>
              </table:table-cell>
              <table:table-cell office:value-type="float" office:value="0.0154793292860117">
                <text:p>0.01547932928601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6">
                <text:p>-4.6</text:p>
              </table:table-cell>
              <table:table-cell office:value-type="float" office:value="0.0160801890000991">
                <text:p>0.01608018900009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5">
                <text:p>-4.5</text:p>
              </table:table-cell>
              <table:table-cell office:value-type="float" office:value="0.0166787634790662">
                <text:p>0.01667876347906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4">
                <text:p>-4.4</text:p>
              </table:table-cell>
              <table:table-cell office:value-type="float" office:value="0.0173373874082684">
                <text:p>0.01733738740826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3">
                <text:p>-4.3</text:p>
              </table:table-cell>
              <table:table-cell office:value-type="float" office:value="0.0180910251952508">
                <text:p>0.0180910251952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2">
                <text:p>-4.2</text:p>
              </table:table-cell>
              <table:table-cell office:value-type="float" office:value="0.0188728916086308">
                <text:p>0.01887289160863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1">
                <text:p>-4.1</text:p>
              </table:table-cell>
              <table:table-cell office:value-type="float" office:value="0.0196338176969165">
                <text:p>0.01963381769691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">
                <text:p>-4</text:p>
              </table:table-cell>
              <table:table-cell office:value-type="float" office:value="0.0203939835671574">
                <text:p>0.02039398356715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9">
                <text:p>-3.9</text:p>
              </table:table-cell>
              <table:table-cell office:value-type="float" office:value="0.0212506778684792">
                <text:p>0.0212506778684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8">
                <text:p>-3.8</text:p>
              </table:table-cell>
              <table:table-cell office:value-type="float" office:value="0.0221046551714561">
                <text:p>0.02210465517145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7">
                <text:p>-3.7</text:p>
              </table:table-cell>
              <table:table-cell office:value-type="float" office:value="0.0229995575986461">
                <text:p>0.02299955759864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6">
                <text:p>-3.6</text:p>
              </table:table-cell>
              <table:table-cell office:value-type="float" office:value="0.0239434286510413">
                <text:p>0.02394342865104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">
                <text:p>-3.5</text:p>
              </table:table-cell>
              <table:table-cell office:value-type="float" office:value="0.024917628956637">
                <text:p>0.0249176289566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4">
                <text:p>-3.4</text:p>
              </table:table-cell>
              <table:table-cell office:value-type="float" office:value="0.0259494234971471">
                <text:p>0.0259494234971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3">
                <text:p>-3.3</text:p>
              </table:table-cell>
              <table:table-cell office:value-type="float" office:value="0.027051463729753">
                <text:p>0.0270514637297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2">
                <text:p>-3.2</text:p>
              </table:table-cell>
              <table:table-cell office:value-type="float" office:value="0.0281002521033865">
                <text:p>0.02810025210338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1">
                <text:p>-3.1</text:p>
              </table:table-cell>
              <table:table-cell office:value-type="float" office:value="0.0292238723850234">
                <text:p>0.02922387238502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">
                <text:p>-3</text:p>
              </table:table-cell>
              <table:table-cell office:value-type="float" office:value="0.0303733916791058">
                <text:p>0.03037339167910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9">
                <text:p>-2.9</text:p>
              </table:table-cell>
              <table:table-cell office:value-type="float" office:value="0.0315508076551701">
                <text:p>0.03155080765517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">
                <text:p>-2.8</text:p>
              </table:table-cell>
              <table:table-cell office:value-type="float" office:value="0.0326916072159302">
                <text:p>0.03269160721593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7">
                <text:p>-2.7</text:p>
              </table:table-cell>
              <table:table-cell office:value-type="float" office:value="0.0339477851259902">
                <text:p>0.03394778512599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6">
                <text:p>-2.6</text:p>
              </table:table-cell>
              <table:table-cell office:value-type="float" office:value="0.0351332154861996">
                <text:p>0.03513321548619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5">
                <text:p>-2.5</text:p>
              </table:table-cell>
              <table:table-cell office:value-type="float" office:value="0.0364694061106233">
                <text:p>0.03646940611062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4">
                <text:p>-2.4</text:p>
              </table:table-cell>
              <table:table-cell office:value-type="float" office:value="0.0376947170261102">
                <text:p>0.03769471702611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3">
                <text:p>-2.3</text:p>
              </table:table-cell>
              <table:table-cell office:value-type="float" office:value="0.0390053295782694">
                <text:p>0.03900532957826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2">
                <text:p>-2.2</text:p>
              </table:table-cell>
              <table:table-cell office:value-type="float" office:value="0.0403358833358269">
                <text:p>0.0403358833358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1">
                <text:p>-2.1</text:p>
              </table:table-cell>
              <table:table-cell office:value-type="float" office:value="0.0416472877499648">
                <text:p>0.0416472877499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">
                <text:p>-2</text:p>
              </table:table-cell>
              <table:table-cell office:value-type="float" office:value="0.042923741010184">
                <text:p>0.0429237410101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9">
                <text:p>-1.9</text:p>
              </table:table-cell>
              <table:table-cell office:value-type="float" office:value="0.0442447450769879">
                <text:p>0.04424474507698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8">
                <text:p>-1.8</text:p>
              </table:table-cell>
              <table:table-cell office:value-type="float" office:value="0.0455596156684965">
                <text:p>0.04555961566849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7">
                <text:p>-1.7</text:p>
              </table:table-cell>
              <table:table-cell office:value-type="float" office:value="0.046829289726201">
                <text:p>0.046829289726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6">
                <text:p>-1.6</text:p>
              </table:table-cell>
              <table:table-cell office:value-type="float" office:value="0.0481527232406959">
                <text:p>0.04815272324069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5">
                <text:p>-1.5</text:p>
              </table:table-cell>
              <table:table-cell office:value-type="float" office:value="0.0493613562454715">
                <text:p>0.0493613562454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4">
                <text:p>-1.4</text:p>
              </table:table-cell>
              <table:table-cell office:value-type="float" office:value="0.0505796355962329">
                <text:p>0.05057963559623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3">
                <text:p>-1.3</text:p>
              </table:table-cell>
              <table:table-cell office:value-type="float" office:value="0.0517960577949861">
                <text:p>0.05179605779498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2">
                <text:p>-1.2</text:p>
              </table:table-cell>
              <table:table-cell office:value-type="float" office:value="0.052898609291781">
                <text:p>0.0528986092917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1">
                <text:p>-1.1</text:p>
              </table:table-cell>
              <table:table-cell office:value-type="float" office:value="0.053994382852446">
                <text:p>0.0539943828524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">
                <text:p>-1</text:p>
              </table:table-cell>
              <table:table-cell office:value-type="float" office:value="0.0550746824818829">
                <text:p>0.05507468248188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">
                <text:p>-0.9</text:p>
              </table:table-cell>
              <table:table-cell office:value-type="float" office:value="0.0561182480510029">
                <text:p>0.05611824805100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8">
                <text:p>-0.8</text:p>
              </table:table-cell>
              <table:table-cell office:value-type="float" office:value="0.0569728906403238">
                <text:p>0.05697289064032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7">
                <text:p>-0.7</text:p>
              </table:table-cell>
              <table:table-cell office:value-type="float" office:value="0.0578676461957612">
                <text:p>0.05786764619576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">
                <text:p>-0.6</text:p>
              </table:table-cell>
              <table:table-cell office:value-type="float" office:value="0.0587039872961112">
                <text:p>0.0587039872961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5">
                <text:p>-0.5</text:p>
              </table:table-cell>
              <table:table-cell office:value-type="float" office:value="0.0594221837960119">
                <text:p>0.05942218379601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">
                <text:p>-0.4</text:p>
              </table:table-cell>
              <table:table-cell office:value-type="float" office:value="0.0600085872590761">
                <text:p>0.06000858725907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0.0606208009899934">
                <text:p>0.06062080098999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0611028418087283">
                <text:p>0.06110284180872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0.0614535818066139">
                <text:p>0.06145358180661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0616785889654372">
                <text:p>0.06167858896543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99999999999996">
                <text:p>0.0999999999999996</text:p>
              </table:table-cell>
              <table:table-cell office:value-type="float" office:value="0.061851758683167">
                <text:p>0.0618517586831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0.0619494696028731">
                <text:p>0.06194946960287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0620090974814039">
                <text:p>0.06200909748140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">
                <text:p>0.4</text:p>
              </table:table-cell>
              <table:table-cell office:value-type="float" office:value="0.0618641973922125">
                <text:p>0.0618641973922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">
                <text:p>0.5</text:p>
              </table:table-cell>
              <table:table-cell office:value-type="float" office:value="0.06168081339837">
                <text:p>0.061680813398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">
                <text:p>0.6</text:p>
              </table:table-cell>
              <table:table-cell office:value-type="float" office:value="0.0614783635865893">
                <text:p>0.06147836358658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0.0610808816138212">
                <text:p>0.06108088161382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0604942443946652">
                <text:p>0.06049424439466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">
                <text:p>0.9</text:p>
              </table:table-cell>
              <table:table-cell office:value-type="float" office:value="0.060023185844629">
                <text:p>0.0600231858446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0.059415655416885">
                <text:p>0.0594156554168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">
                <text:p>1.1</text:p>
              </table:table-cell>
              <table:table-cell office:value-type="float" office:value="0.0587098626357357">
                <text:p>0.05870986263573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">
                <text:p>1.2</text:p>
              </table:table-cell>
              <table:table-cell office:value-type="float" office:value="0.0579145859450533">
                <text:p>0.05791458594505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">
                <text:p>1.3</text:p>
              </table:table-cell>
              <table:table-cell office:value-type="float" office:value="0.0569824480568881">
                <text:p>0.05698244805688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">
                <text:p>1.4</text:p>
              </table:table-cell>
              <table:table-cell office:value-type="float" office:value="0.0560799911430116">
                <text:p>0.05607999114301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">
                <text:p>1.5</text:p>
              </table:table-cell>
              <table:table-cell office:value-type="float" office:value="0.0550714259015916">
                <text:p>0.05507142590159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">
                <text:p>1.6</text:p>
              </table:table-cell>
              <table:table-cell office:value-type="float" office:value="0.0540053365896078">
                <text:p>0.05400533658960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">
                <text:p>1.7</text:p>
              </table:table-cell>
              <table:table-cell office:value-type="float" office:value="0.0529426567514764">
                <text:p>0.05294265675147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">
                <text:p>1.8</text:p>
              </table:table-cell>
              <table:table-cell office:value-type="float" office:value="0.051821000920308">
                <text:p>0.0518210009203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9">
                <text:p>1.9</text:p>
              </table:table-cell>
              <table:table-cell office:value-type="float" office:value="0.0506253777867032">
                <text:p>0.05062537778670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0.0493736320572777">
                <text:p>0.04937363205727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0481074281192202">
                <text:p>0.04810742811922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">
                <text:p>2.2</text:p>
              </table:table-cell>
              <table:table-cell office:value-type="float" office:value="0.0468803911298929">
                <text:p>0.04688039112989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3">
                <text:p>2.3</text:p>
              </table:table-cell>
              <table:table-cell office:value-type="float" office:value="0.0455725313683263">
                <text:p>0.04557253136832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4">
                <text:p>2.4</text:p>
              </table:table-cell>
              <table:table-cell office:value-type="float" office:value="0.044298754602891">
                <text:p>0.0442987546028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5">
                <text:p>2.5</text:p>
              </table:table-cell>
              <table:table-cell office:value-type="float" office:value="0.0429188358797042">
                <text:p>0.04291883587970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">
                <text:p>2.6</text:p>
              </table:table-cell>
              <table:table-cell office:value-type="float" office:value="0.0416121772428651">
                <text:p>0.04161217724286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">
                <text:p>2.7</text:p>
              </table:table-cell>
              <table:table-cell office:value-type="float" office:value="0.040345795953528">
                <text:p>0.0403457959535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8">
                <text:p>2.8</text:p>
              </table:table-cell>
              <table:table-cell office:value-type="float" office:value="0.0389966491003817">
                <text:p>0.03899664910038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">
                <text:p>2.9</text:p>
              </table:table-cell>
              <table:table-cell office:value-type="float" office:value="0.0377307383709407">
                <text:p>0.03773073837094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0.0363812582918324">
                <text:p>0.03638125829183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1">
                <text:p>3.1</text:p>
              </table:table-cell>
              <table:table-cell office:value-type="float" office:value="0.0351556265893867">
                <text:p>0.03515562658938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2">
                <text:p>3.2</text:p>
              </table:table-cell>
              <table:table-cell office:value-type="float" office:value="0.0338944829188785">
                <text:p>0.03389448291887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3">
                <text:p>3.3</text:p>
              </table:table-cell>
              <table:table-cell office:value-type="float" office:value="0.0326415333689389">
                <text:p>0.03264153336893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4">
                <text:p>3.4</text:p>
              </table:table-cell>
              <table:table-cell office:value-type="float" office:value="0.0314944048420087">
                <text:p>0.03149440484200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5">
                <text:p>3.5</text:p>
              </table:table-cell>
              <table:table-cell office:value-type="float" office:value="0.0303416476763046">
                <text:p>0.03034164767630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6">
                <text:p>3.6</text:p>
              </table:table-cell>
              <table:table-cell office:value-type="float" office:value="0.0291549576115423">
                <text:p>0.02915495761154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7">
                <text:p>3.7</text:p>
              </table:table-cell>
              <table:table-cell office:value-type="float" office:value="0.0280473340124105">
                <text:p>0.02804733401241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">
                <text:p>3.8</text:p>
              </table:table-cell>
              <table:table-cell office:value-type="float" office:value="0.0269656937001642">
                <text:p>0.02696569370016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9">
                <text:p>3.9</text:p>
              </table:table-cell>
              <table:table-cell office:value-type="float" office:value="0.0259210925869184">
                <text:p>0.02592109258691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0.0249066674112747">
                <text:p>0.02490666741127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1">
                <text:p>4.1</text:p>
              </table:table-cell>
              <table:table-cell office:value-type="float" office:value="0.023945884595623">
                <text:p>0.0239458845956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">
                <text:p>4.2</text:p>
              </table:table-cell>
              <table:table-cell office:value-type="float" office:value="0.0229814282568166">
                <text:p>0.02298142825681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3">
                <text:p>4.3</text:p>
              </table:table-cell>
              <table:table-cell office:value-type="float" office:value="0.0220837973094651">
                <text:p>0.02208379730946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4">
                <text:p>4.4</text:p>
              </table:table-cell>
              <table:table-cell office:value-type="float" office:value="0.0212528100873612">
                <text:p>0.0212528100873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5">
                <text:p>4.5</text:p>
              </table:table-cell>
              <table:table-cell office:value-type="float" office:value="0.0203893097501956">
                <text:p>0.02038930975019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6">
                <text:p>4.6</text:p>
              </table:table-cell>
              <table:table-cell office:value-type="float" office:value="0.0196067037868785">
                <text:p>0.01960670378687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7">
                <text:p>4.7</text:p>
              </table:table-cell>
              <table:table-cell office:value-type="float" office:value="0.0188218519985489">
                <text:p>0.01882185199854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8">
                <text:p>4.8</text:p>
              </table:table-cell>
              <table:table-cell office:value-type="float" office:value="0.0180662066340195">
                <text:p>0.018066206634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9">
                <text:p>4.9</text:p>
              </table:table-cell>
              <table:table-cell office:value-type="float" office:value="0.0173557117877212">
                <text:p>0.01735571178772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">
                <text:p>5</text:p>
              </table:table-cell>
              <table:table-cell office:value-type="float" office:value="0.0166851946857435">
                <text:p>0.01668519468574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1">
                <text:p>5.1</text:p>
              </table:table-cell>
              <table:table-cell office:value-type="float" office:value="0.0160776619828389">
                <text:p>0.01607766198283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2">
                <text:p>5.2</text:p>
              </table:table-cell>
              <table:table-cell office:value-type="float" office:value="0.0154575825274943">
                <text:p>0.01545758252749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3">
                <text:p>5.3</text:p>
              </table:table-cell>
              <table:table-cell office:value-type="float" office:value="0.0148688858868308">
                <text:p>0.01486888588683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4">
                <text:p>5.4</text:p>
              </table:table-cell>
              <table:table-cell office:value-type="float" office:value="0.0143042511175835">
                <text:p>0.01430425111758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5">
                <text:p>5.5</text:p>
              </table:table-cell>
              <table:table-cell office:value-type="float" office:value="0.0137707000283449">
                <text:p>0.01377070002834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0.0133123188975847">
                <text:p>0.01331231889758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7">
                <text:p>5.7</text:p>
              </table:table-cell>
              <table:table-cell office:value-type="float" office:value="0.0128203812715388">
                <text:p>0.01282038127153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8">
                <text:p>5.8</text:p>
              </table:table-cell>
              <table:table-cell office:value-type="float" office:value="0.0123818488118916">
                <text:p>0.01238184881189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9">
                <text:p>5.9</text:p>
              </table:table-cell>
              <table:table-cell office:value-type="float" office:value="0.0119736428027293">
                <text:p>0.01197364280272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">
                <text:p>6</text:p>
              </table:table-cell>
              <table:table-cell office:value-type="float" office:value="0.0115954692451073">
                <text:p>0.01159546924510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1">
                <text:p>6.1</text:p>
              </table:table-cell>
              <table:table-cell office:value-type="float" office:value="0.0111924776779881">
                <text:p>0.01119247767798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2">
                <text:p>6.2</text:p>
              </table:table-cell>
              <table:table-cell office:value-type="float" office:value="0.0108480083777396">
                <text:p>0.01084800837773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3">
                <text:p>6.3</text:p>
              </table:table-cell>
              <table:table-cell office:value-type="float" office:value="0.0105039938739378">
                <text:p>0.01050399387393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4">
                <text:p>6.4</text:p>
              </table:table-cell>
              <table:table-cell office:value-type="float" office:value="0.0102000776155025">
                <text:p>0.01020007761550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5">
                <text:p>6.5</text:p>
              </table:table-cell>
              <table:table-cell office:value-type="float" office:value="0.009920602374173">
                <text:p>0.0099206023741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6">
                <text:p>6.6</text:p>
              </table:table-cell>
              <table:table-cell office:value-type="float" office:value="0.00964033718162741">
                <text:p>0.00964033718162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7">
                <text:p>6.7</text:p>
              </table:table-cell>
              <table:table-cell office:value-type="float" office:value="0.00938026005900042">
                <text:p>0.009380260059000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8">
                <text:p>6.8</text:p>
              </table:table-cell>
              <table:table-cell office:value-type="float" office:value="0.00912664214445967">
                <text:p>0.009126642144459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9">
                <text:p>6.9</text:p>
              </table:table-cell>
              <table:table-cell office:value-type="float" office:value="0.00889839463898414">
                <text:p>0.00889839463898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">
                <text:p>7</text:p>
              </table:table-cell>
              <table:table-cell office:value-type="float" office:value="0.0086821073180599">
                <text:p>0.00868210731805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1">
                <text:p>7.1</text:p>
              </table:table-cell>
              <table:table-cell office:value-type="float" office:value="0.00849428366965661">
                <text:p>0.008494283669656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2">
                <text:p>7.2</text:p>
              </table:table-cell>
              <table:table-cell office:value-type="float" office:value="0.00830505720855059">
                <text:p>0.008305057208550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3">
                <text:p>7.3</text:p>
              </table:table-cell>
              <table:table-cell office:value-type="float" office:value="0.00813258524712902">
                <text:p>0.008132585247129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4">
                <text:p>7.4</text:p>
              </table:table-cell>
              <table:table-cell office:value-type="float" office:value="0.0079788351787597">
                <text:p>0.00797883517875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5">
                <text:p>7.5</text:p>
              </table:table-cell>
              <table:table-cell office:value-type="float" office:value="0.00784092625210515">
                <text:p>0.007840926252105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6">
                <text:p>7.6</text:p>
              </table:table-cell>
              <table:table-cell office:value-type="float" office:value="0.00769271243710441">
                <text:p>0.007692712437104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7">
                <text:p>7.7</text:p>
              </table:table-cell>
              <table:table-cell office:value-type="float" office:value="0.00759720277086658">
                <text:p>0.007597202770866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8">
                <text:p>7.8</text:p>
              </table:table-cell>
              <table:table-cell office:value-type="float" office:value="0.00747508945594367">
                <text:p>0.007475089455943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9">
                <text:p>7.9</text:p>
              </table:table-cell>
              <table:table-cell office:value-type="float" office:value="0.00735615444950289">
                <text:p>0.007356154449502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">
                <text:p>8</text:p>
              </table:table-cell>
              <table:table-cell office:value-type="float" office:value="0.00726961360415973">
                <text:p>0.007269613604159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1">
                <text:p>8.1</text:p>
              </table:table-cell>
              <table:table-cell office:value-type="float" office:value="0.00718098603354615">
                <text:p>0.007180986033546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2">
                <text:p>8.2</text:p>
              </table:table-cell>
              <table:table-cell office:value-type="float" office:value="0.00710496135512158">
                <text:p>0.007104961355121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">
                <text:p>8.3</text:p>
              </table:table-cell>
              <table:table-cell office:value-type="float" office:value="0.00704074387757412">
                <text:p>0.007040743877574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">
                <text:p>8.4</text:p>
              </table:table-cell>
              <table:table-cell office:value-type="float" office:value="0.00696125770386196">
                <text:p>0.006961257703861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">
                <text:p>8.5</text:p>
              </table:table-cell>
              <table:table-cell office:value-type="float" office:value="0.00691419022123951">
                <text:p>0.006914190221239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6">
                <text:p>8.6</text:p>
              </table:table-cell>
              <table:table-cell office:value-type="float" office:value="0.00686561545315166">
                <text:p>0.006865615453151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7">
                <text:p>8.7</text:p>
              </table:table-cell>
              <table:table-cell office:value-type="float" office:value="0.00682319940926255">
                <text:p>0.006823199409262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8">
                <text:p>8.8</text:p>
              </table:table-cell>
              <table:table-cell office:value-type="float" office:value="0.00678578659720988">
                <text:p>0.006785786597209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9">
                <text:p>8.9</text:p>
              </table:table-cell>
              <table:table-cell office:value-type="float" office:value="0.00675516994233387">
                <text:p>0.006755169942333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">
                <text:p>9</text:p>
              </table:table-cell>
              <table:table-cell office:value-type="float" office:value="0.00674269882136713">
                <text:p>0.006742698821367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